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rsid="00415896" officeooo:paragraph-rsid="00415896"/>
    </style:style>
    <style:style style:name="P2" style:family="paragraph" style:parent-style-name="Body">
      <style:text-properties officeooo:rsid="004d1897" officeooo:paragraph-rsid="004d1897"/>
    </style:style>
    <style:style style:name="P3" style:family="paragraph" style:parent-style-name="Body">
      <style:text-properties officeooo:rsid="004f9df7" officeooo:paragraph-rsid="004f9df7"/>
    </style:style>
    <style:style style:name="P4" style:family="paragraph" style:parent-style-name="Body">
      <style:text-properties fo:font-style="normal" officeooo:rsid="00817fa2" officeooo:paragraph-rsid="00817fa2" style:font-style-asian="normal" style:font-style-complex="normal"/>
    </style:style>
    <style:style style:name="P5" style:family="paragraph" style:parent-style-name="Body">
      <style:text-properties officeooo:rsid="00620fd8" officeooo:paragraph-rsid="00620fd8"/>
    </style:style>
    <style:style style:name="P6" style:family="paragraph" style:parent-style-name="Body">
      <style:text-properties officeooo:rsid="00540e59" officeooo:paragraph-rsid="00540e59"/>
    </style:style>
    <style:style style:name="P7" style:family="paragraph" style:parent-style-name="Standard">
      <style:text-properties style:font-name="Menlo" fo:font-size="8pt" style:font-size-asian="8pt" style:font-size-complex="8pt"/>
    </style:style>
    <style:style style:name="P8" style:family="paragraph" style:parent-style-name="Body">
      <style:text-properties officeooo:rsid="0056090a" officeooo:paragraph-rsid="0056090a"/>
    </style:style>
    <style:style style:name="P9" style:family="paragraph" style:parent-style-name="Body" style:list-style-name="L1">
      <style:text-properties officeooo:rsid="0056090a" officeooo:paragraph-rsid="0056090a"/>
    </style:style>
    <style:style style:name="P10" style:family="paragraph" style:parent-style-name="Heading_20_2">
      <style:text-properties officeooo:paragraph-rsid="004649b2"/>
    </style:style>
    <style:style style:name="P11" style:family="paragraph" style:parent-style-name="Body">
      <style:text-properties officeooo:rsid="0067fbdf" officeooo:paragraph-rsid="0067fbdf"/>
    </style:style>
    <style:style style:name="P12" style:family="paragraph" style:parent-style-name="Body">
      <style:text-properties officeooo:rsid="00699581" officeooo:paragraph-rsid="00699581"/>
    </style:style>
    <style:style style:name="P13" style:family="paragraph" style:parent-style-name="Footer">
      <style:text-properties officeooo:paragraph-rsid="0025e651"/>
    </style:style>
    <style:style style:name="P14" style:family="paragraph" style:parent-style-name="Standard">
      <style:paragraph-properties fo:margin-top="0.282cm" fo:margin-bottom="0cm" loext:contextual-spacing="false"/>
    </style:style>
    <style:style style:name="P15" style:family="paragraph" style:parent-style-name="Legals">
      <style:text-properties officeooo:paragraph-rsid="0025e651"/>
    </style:style>
    <style:style style:name="P16" style:family="paragraph" style:parent-style-name="Body">
      <style:text-properties officeooo:rsid="004d1897" officeooo:paragraph-rsid="004d1897"/>
    </style:style>
    <style:style style:name="P17" style:family="paragraph" style:parent-style-name="Body">
      <style:text-properties officeooo:rsid="004f9df7" officeooo:paragraph-rsid="004f9df7"/>
    </style:style>
    <style:style style:name="P18" style:family="paragraph" style:parent-style-name="Body">
      <style:text-properties officeooo:rsid="00620fd8" officeooo:paragraph-rsid="00620fd8"/>
    </style:style>
    <style:style style:name="P19" style:family="paragraph" style:parent-style-name="Body">
      <style:text-properties officeooo:rsid="00540e59" officeooo:paragraph-rsid="00540e59"/>
    </style:style>
    <style:style style:name="P20" style:family="paragraph" style:parent-style-name="Body">
      <style:text-properties officeooo:paragraph-rsid="0021c380"/>
    </style:style>
    <style:style style:name="P21" style:family="paragraph" style:parent-style-name="Body">
      <style:text-properties fo:color="#ff0000" fo:language="en" fo:country="US" fo:font-style="italic" style:font-style-asian="italic" style:language-complex="ar" style:country-complex="SA"/>
    </style:style>
    <style:style style:name="P22" style:family="paragraph" style:parent-style-name="Body">
      <style:text-properties fo:language="en" fo:country="US" style:language-complex="ar" style:country-complex="SA"/>
    </style:style>
    <style:style style:name="P23" style:family="paragraph" style:parent-style-name="Body">
      <style:text-properties fo:language="en" fo:country="US" officeooo:rsid="001febee" officeooo:paragraph-rsid="0021c380" style:language-complex="ar" style:country-complex="SA"/>
    </style:style>
    <style:style style:name="P24" style:family="paragraph" style:parent-style-name="Body">
      <style:text-properties fo:language="en" fo:country="US" officeooo:rsid="0055c5f8" officeooo:paragraph-rsid="002dd8a6" style:language-complex="ar" style:country-complex="SA"/>
    </style:style>
    <style:style style:name="P25" style:family="paragraph" style:parent-style-name="Body">
      <style:text-properties fo:language="en" fo:country="US" officeooo:rsid="00581d98" officeooo:paragraph-rsid="002dd8a6" style:language-complex="ar" style:country-complex="SA"/>
    </style:style>
    <style:style style:name="P26" style:family="paragraph" style:parent-style-name="Body">
      <style:text-properties fo:language="en" fo:country="US" officeooo:rsid="005f1e33" officeooo:paragraph-rsid="002dd8a6" style:language-complex="ar" style:country-complex="SA"/>
    </style:style>
    <style:style style:name="P27" style:family="paragraph" style:parent-style-name="Body">
      <style:text-properties fo:language="en" fo:country="US" officeooo:rsid="00840782" officeooo:paragraph-rsid="002dd8a6" style:language-complex="ar" style:country-complex="SA"/>
    </style:style>
    <style:style style:name="P28" style:family="paragraph" style:parent-style-name="Body">
      <style:text-properties fo:language="en" fo:country="US" officeooo:rsid="002b3ce6" officeooo:paragraph-rsid="002f1a2a" style:language-complex="ar" style:country-complex="SA"/>
    </style:style>
    <style:style style:name="P29" style:family="paragraph" style:parent-style-name="Body">
      <style:text-properties fo:language="en" fo:country="US" officeooo:rsid="008a1cba" officeooo:paragraph-rsid="008a1cba" style:language-complex="ar" style:country-complex="SA"/>
    </style:style>
    <style:style style:name="P3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1" style:family="paragraph" style:parent-style-name="Body">
      <style:text-properties officeooo:paragraph-rsid="002dd8a6"/>
    </style:style>
    <style:style style:name="P32" style:family="paragraph" style:parent-style-name="Body">
      <style:text-properties officeooo:rsid="00255d33" officeooo:paragraph-rsid="002dd8a6"/>
    </style:style>
    <style:style style:name="P33" style:family="paragraph" style:parent-style-name="Body">
      <style:text-properties officeooo:rsid="005e7142" officeooo:paragraph-rsid="002dd8a6"/>
    </style:style>
    <style:style style:name="P34" style:family="paragraph" style:parent-style-name="Body">
      <style:text-properties officeooo:rsid="006228ab" officeooo:paragraph-rsid="002dd8a6"/>
    </style:style>
    <style:style style:name="P35" style:family="paragraph" style:parent-style-name="Body">
      <style:text-properties officeooo:rsid="008a207e" officeooo:paragraph-rsid="002dd8a6"/>
    </style:style>
    <style:style style:name="P36" style:family="paragraph" style:parent-style-name="Body">
      <style:text-properties officeooo:rsid="00887c62" officeooo:paragraph-rsid="002dd8a6"/>
    </style:style>
    <style:style style:name="P37" style:family="paragraph" style:parent-style-name="Body">
      <style:text-properties officeooo:rsid="008dc9cf" officeooo:paragraph-rsid="002dd8a6"/>
    </style:style>
    <style:style style:name="P38" style:family="paragraph" style:parent-style-name="Body">
      <style:text-properties officeooo:rsid="0025758c" officeooo:paragraph-rsid="002f1a2a"/>
    </style:style>
    <style:style style:name="P39" style:family="paragraph" style:parent-style-name="Body">
      <style:text-properties officeooo:rsid="0024ac2d"/>
    </style:style>
    <style:style style:name="P40" style:family="paragraph" style:parent-style-name="Body">
      <style:text-properties officeooo:rsid="00415896" officeooo:paragraph-rsid="00415896"/>
    </style:style>
    <style:style style:name="P41" style:family="paragraph" style:parent-style-name="Body">
      <style:text-properties officeooo:rsid="0041e169" officeooo:paragraph-rsid="0041e169"/>
    </style:style>
    <style:style style:name="P42" style:family="paragraph" style:parent-style-name="Body">
      <style:text-properties officeooo:rsid="004a8f10" officeooo:paragraph-rsid="004a8f10"/>
    </style:style>
    <style:style style:name="P43" style:family="paragraph" style:parent-style-name="Body">
      <style:text-properties officeooo:rsid="0057ea6e" officeooo:paragraph-rsid="0057ea6e"/>
    </style:style>
    <style:style style:name="P44" style:family="paragraph" style:parent-style-name="Body">
      <style:text-properties officeooo:rsid="00606d50" officeooo:paragraph-rsid="00606d50"/>
    </style:style>
    <style:style style:name="P45" style:family="paragraph" style:parent-style-name="Body">
      <style:text-properties officeooo:rsid="00660396" officeooo:paragraph-rsid="00660396"/>
    </style:style>
    <style:style style:name="P46" style:family="paragraph" style:parent-style-name="Body">
      <style:text-properties officeooo:rsid="0051e2ce" officeooo:paragraph-rsid="0051e2ce"/>
    </style:style>
    <style:style style:name="P47" style:family="paragraph" style:parent-style-name="Body">
      <style:text-properties officeooo:rsid="004e7ebf" officeooo:paragraph-rsid="004e7ebf"/>
    </style:style>
    <style:style style:name="P48" style:family="paragraph" style:parent-style-name="Body">
      <style:text-properties officeooo:rsid="00873368" officeooo:paragraph-rsid="00873368"/>
    </style:style>
    <style:style style:name="P49" style:family="paragraph" style:parent-style-name="Body">
      <style:text-properties officeooo:rsid="008f072a" officeooo:paragraph-rsid="008f072a"/>
    </style:style>
    <style:style style:name="P50" style:family="paragraph" style:parent-style-name="Body">
      <style:text-properties officeooo:rsid="00440829" officeooo:paragraph-rsid="00440829"/>
    </style:style>
    <style:style style:name="P51" style:family="paragraph" style:parent-style-name="Body">
      <style:text-properties officeooo:rsid="00995826" officeooo:paragraph-rsid="00995826"/>
    </style:style>
    <style:style style:name="P52" style:family="paragraph" style:parent-style-name="Body">
      <style:text-properties officeooo:rsid="0032fe73" officeooo:paragraph-rsid="0032fe73"/>
    </style:style>
    <style:style style:name="P53" style:family="paragraph" style:parent-style-name="Body">
      <style:text-properties officeooo:rsid="00a78e2b" officeooo:paragraph-rsid="00a78e2b"/>
    </style:style>
    <style:style style:name="P5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5" style:family="paragraph" style:parent-style-name="Body">
      <style:paragraph-properties fo:orphans="2" fo:widows="2" style:writing-mode="lr-tb"/>
    </style:style>
    <style:style style:name="P5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7" style:family="paragraph" style:parent-style-name="CellBody">
      <style:paragraph-properties fo:keep-with-next="always" style:snap-to-layout-grid="false"/>
      <style:text-properties fo:language="en" fo:country="US" style:language-complex="ar" style:country-complex="SA"/>
    </style:style>
    <style:style style:name="P58" style:family="paragraph" style:parent-style-name="CellBody">
      <style:paragraph-properties fo:keep-with-next="always" style:snap-to-layout-grid="false"/>
      <style:text-properties fo:language="en" fo:country="US" officeooo:paragraph-rsid="003b1c73" style:language-complex="ar" style:country-complex="SA"/>
    </style:style>
    <style:style style:name="P59"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0" style:family="paragraph" style:parent-style-name="Abstract">
      <style:text-properties fo:font-size="16pt" fo:language="en" fo:country="US" fo:font-weight="bold" style:font-size-asian="16pt" style:font-weight-asian="bold" style:language-complex="ar" style:country-complex="SA"/>
    </style:style>
    <style:style style:name="P61" style:family="paragraph" style:parent-style-name="CellBody">
      <style:text-properties fo:language="en" fo:country="US" style:language-complex="ar" style:country-complex="SA"/>
    </style:style>
    <style:style style:name="P62" style:family="paragraph" style:parent-style-name="CellBody">
      <style:paragraph-properties style:snap-to-layout-grid="false"/>
      <style:text-properties fo:language="en" fo:country="US" style:language-complex="ar" style:country-complex="SA"/>
    </style:style>
    <style:style style:name="P63" style:family="paragraph" style:parent-style-name="CellBody">
      <style:paragraph-properties style:snap-to-layout-grid="false"/>
      <style:text-properties fo:language="en" fo:country="US" officeooo:paragraph-rsid="003b1c73" style:language-complex="ar" style:country-complex="SA"/>
    </style:style>
    <style:style style:name="P64" style:family="paragraph" style:parent-style-name="CellBody">
      <style:paragraph-properties style:snap-to-layout-grid="false"/>
      <style:text-properties fo:language="en" fo:country="US" officeooo:rsid="003b1c73" officeooo:paragraph-rsid="003b1c73" style:language-complex="ar" style:country-complex="SA"/>
    </style:style>
    <style:style style:name="P65" style:family="paragraph" style:parent-style-name="Document_20_Title">
      <style:text-properties fo:language="en" fo:country="US" style:language-complex="ar" style:country-complex="SA"/>
    </style:style>
    <style:style style:name="P6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68" style:family="paragraph" style:parent-style-name="Standard">
      <style:text-properties style:font-name="Arial" fo:language="en" fo:country="US" officeooo:paragraph-rsid="0021c380" style:language-complex="ar" style:country-complex="SA"/>
    </style:style>
    <style:style style:name="P69" style:family="paragraph" style:parent-style-name="Standard">
      <style:text-properties style:font-name="Arial" fo:language="en" fo:country="US" officeooo:rsid="001febee" officeooo:paragraph-rsid="0021c380" style:language-complex="ar" style:country-complex="SA"/>
    </style:style>
    <style:style style:name="P70" style:family="paragraph" style:parent-style-name="Standard">
      <style:text-properties fo:language="en" fo:country="US" style:language-complex="ar" style:country-complex="SA"/>
    </style:style>
    <style:style style:name="P71" style:family="paragraph" style:parent-style-name="Standard">
      <style:text-properties fo:language="en" fo:country="US" officeooo:paragraph-rsid="003b1c73" style:language-complex="ar" style:country-complex="SA"/>
    </style:style>
    <style:style style:name="P72"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73"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4"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75"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76"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77" style:family="paragraph" style:parent-style-name="Contents_20_1">
      <style:paragraph-properties>
        <style:tab-stops>
          <style:tab-stop style:position="17.78cm" style:type="right" style:leader-style="dotted" style:leader-text="."/>
        </style:tab-stops>
      </style:paragraph-properties>
    </style:style>
    <style:style style:name="P78" style:family="paragraph" style:parent-style-name="Contents_20_2">
      <style:paragraph-properties>
        <style:tab-stops>
          <style:tab-stop style:position="17.78cm" style:type="right" style:leader-style="dotted" style:leader-text="."/>
        </style:tab-stops>
      </style:paragraph-properties>
    </style:style>
    <style:style style:name="P79" style:family="paragraph" style:parent-style-name="Contents_20_3">
      <style:paragraph-properties>
        <style:tab-stops>
          <style:tab-stop style:position="17.78cm" style:type="right" style:leader-style="dotted" style:leader-text="."/>
        </style:tab-stops>
      </style:paragraph-properties>
    </style:style>
    <style:style style:name="P80" style:family="paragraph" style:parent-style-name="Heading_20_1">
      <style:text-properties fo:language="en" fo:country="US" style:language-complex="ar" style:country-complex="SA"/>
    </style:style>
    <style:style style:name="P81" style:family="paragraph" style:parent-style-name="Heading_20_1">
      <style:paragraph-properties fo:break-before="page"/>
      <style:text-properties fo:language="en" fo:country="US" style:language-complex="ar" style:country-complex="SA"/>
    </style:style>
    <style:style style:name="P82" style:family="paragraph" style:parent-style-name="Heading_20_2">
      <style:text-properties fo:language="en" fo:country="US" style:language-complex="ar" style:country-complex="SA"/>
    </style:style>
    <style:style style:name="P83" style:family="paragraph" style:parent-style-name="Heading_20_2">
      <style:text-properties fo:language="en" fo:country="US" officeooo:rsid="0021c380" officeooo:paragraph-rsid="0021c380" style:language-complex="ar" style:country-complex="SA"/>
    </style:style>
    <style:style style:name="P84" style:family="paragraph" style:parent-style-name="Heading_20_2">
      <style:text-properties fo:language="en" fo:country="US" officeooo:rsid="001febee" officeooo:paragraph-rsid="0021c380" style:language-complex="ar" style:country-complex="SA"/>
    </style:style>
    <style:style style:name="P85" style:family="paragraph" style:parent-style-name="Heading_20_2">
      <style:text-properties fo:language="en" fo:country="US" officeooo:paragraph-rsid="001febee" style:language-complex="ar" style:country-complex="SA"/>
    </style:style>
    <style:style style:name="P86" style:family="paragraph" style:parent-style-name="Heading_20_2">
      <style:text-properties fo:language="en" fo:country="US" officeooo:rsid="005f1e33" officeooo:paragraph-rsid="002dd8a6" style:language-complex="ar" style:country-complex="SA"/>
    </style:style>
    <style:style style:name="P87" style:family="paragraph" style:parent-style-name="Heading_20_2">
      <style:text-properties fo:language="en" fo:country="US" officeooo:rsid="00840782" officeooo:paragraph-rsid="002dd8a6" style:language-complex="ar" style:country-complex="SA"/>
    </style:style>
    <style:style style:name="P88" style:family="paragraph" style:parent-style-name="Heading_20_2">
      <style:text-properties fo:language="en" fo:country="US" officeooo:paragraph-rsid="002dd8a6" style:language-complex="ar" style:country-complex="SA"/>
    </style:style>
    <style:style style:name="P89" style:family="paragraph" style:parent-style-name="Heading_20_2">
      <style:text-properties fo:language="en" fo:country="US" officeooo:paragraph-rsid="003b1c73" style:language-complex="ar" style:country-complex="SA"/>
    </style:style>
    <style:style style:name="P90" style:family="paragraph" style:parent-style-name="Heading_20_2">
      <style:text-properties officeooo:paragraph-rsid="002dd8a6"/>
    </style:style>
    <style:style style:name="P91" style:family="paragraph" style:parent-style-name="Heading_20_2">
      <style:text-properties officeooo:paragraph-rsid="004649b2"/>
    </style:style>
    <style:style style:name="P92" style:family="paragraph" style:parent-style-name="Heading_20_3">
      <style:text-properties officeooo:paragraph-rsid="002dd8a6"/>
    </style:style>
    <style:style style:name="P93" style:family="paragraph" style:parent-style-name="Heading_20_3">
      <style:text-properties fo:language="en" fo:country="US" officeooo:rsid="006228ab" officeooo:paragraph-rsid="002dd8a6" style:language-complex="ar" style:country-complex="SA"/>
    </style:style>
    <style:style style:name="P94" style:family="paragraph" style:parent-style-name="Heading_20_3">
      <style:text-properties officeooo:paragraph-rsid="00415896"/>
    </style:style>
    <style:style style:name="P95" style:family="paragraph" style:parent-style-name="Heading_20_3">
      <style:text-properties officeooo:rsid="00415896" officeooo:paragraph-rsid="004b9815"/>
    </style:style>
    <style:style style:name="P96" style:family="paragraph" style:parent-style-name="Heading_20_3">
      <style:text-properties officeooo:paragraph-rsid="004b9815"/>
    </style:style>
    <style:style style:name="P97" style:family="paragraph" style:parent-style-name="Heading_20_3">
      <style:text-properties officeooo:paragraph-rsid="0048072a"/>
    </style:style>
    <style:style style:name="P98" style:family="paragraph" style:parent-style-name="Heading_20_3">
      <style:text-properties officeooo:rsid="0057ea6e" officeooo:paragraph-rsid="0057ea6e"/>
    </style:style>
    <style:style style:name="P99" style:family="paragraph" style:parent-style-name="Heading_20_3">
      <style:text-properties officeooo:rsid="0033a7fb" officeooo:paragraph-rsid="0033a7fb"/>
    </style:style>
    <style:style style:name="P100" style:family="paragraph" style:parent-style-name="Body">
      <style:text-properties fo:font-style="normal" officeooo:rsid="00817fa2" officeooo:paragraph-rsid="00817fa2" style:font-style-asian="normal" style:font-style-complex="normal"/>
    </style:style>
    <style:style style:name="P101" style:family="paragraph" style:parent-style-name="Body" style:list-style-name="L2">
      <style:text-properties officeooo:paragraph-rsid="002f1a2a"/>
    </style:style>
    <style:style style:name="P102" style:family="paragraph" style:parent-style-name="Body" style:list-style-name="L2">
      <style:text-properties fo:language="en" fo:country="US" officeooo:rsid="002b3ce6" officeooo:paragraph-rsid="002f1a2a" style:language-complex="ar" style:country-complex="SA"/>
    </style:style>
    <style:style style:name="P103" style:family="paragraph" style:parent-style-name="Body" style:list-style-name="L2">
      <style:text-properties fo:language="en" fo:country="US" officeooo:rsid="00d83d40" officeooo:paragraph-rsid="002f1a2a" style:language-complex="ar" style:country-complex="SA"/>
    </style:style>
    <style:style style:name="P104" style:family="paragraph" style:parent-style-name="Body" style:list-style-name="L2">
      <style:text-properties fo:language="en" fo:country="US" officeooo:rsid="00dd9ed8" officeooo:paragraph-rsid="002f1a2a" style:language-complex="ar" style:country-complex="SA"/>
    </style:style>
    <style:style style:name="P105" style:family="paragraph" style:parent-style-name="Body" style:list-style-name="L2">
      <style:text-properties fo:language="en" fo:country="US" officeooo:rsid="00bd5191" officeooo:paragraph-rsid="002f1a2a" style:language-complex="ar" style:country-complex="SA"/>
    </style:style>
    <style:style style:name="P106" style:family="paragraph" style:parent-style-name="Body" style:list-style-name="L2">
      <style:text-properties fo:language="en" fo:country="US" officeooo:rsid="00ce3260" officeooo:paragraph-rsid="002f1a2a" style:language-complex="ar" style:country-complex="SA"/>
    </style:style>
    <style:style style:name="P107" style:family="paragraph" style:parent-style-name="Body" style:list-style-name="L2">
      <style:text-properties fo:language="en" fo:country="US" officeooo:rsid="00d02e11" officeooo:paragraph-rsid="002f1a2a" style:language-complex="ar" style:country-complex="SA"/>
    </style:style>
    <style:style style:name="P108" style:family="paragraph" style:parent-style-name="Body" style:list-style-name="L2">
      <style:text-properties fo:language="en" fo:country="US" officeooo:rsid="00e96229" officeooo:paragraph-rsid="002f1a2a" style:language-complex="ar" style:country-complex="SA"/>
    </style:style>
    <style:style style:name="P109" style:family="paragraph" style:parent-style-name="Body" style:list-style-name="L3">
      <style:text-properties officeooo:rsid="00606d50" officeooo:paragraph-rsid="00606d50"/>
    </style:style>
    <style:style style:name="P110" style:family="paragraph" style:parent-style-name="Body" style:list-style-name="L1">
      <style:text-properties officeooo:rsid="0056090a" officeooo:paragraph-rsid="0056090a"/>
    </style:style>
    <style:style style:name="P111" style:family="paragraph" style:parent-style-name="Body">
      <style:text-properties officeooo:rsid="0056090a" officeooo:paragraph-rsid="0056090a"/>
    </style:style>
    <style:style style:name="P112" style:family="paragraph" style:parent-style-name="Body">
      <style:text-properties officeooo:rsid="004d1897" officeooo:paragraph-rsid="004d1897"/>
    </style:style>
    <style:style style:name="P113" style:family="paragraph" style:parent-style-name="Body">
      <style:text-properties officeooo:rsid="004f9df7" officeooo:paragraph-rsid="004f9df7"/>
    </style:style>
    <style:style style:name="P114" style:family="paragraph" style:parent-style-name="Body">
      <style:text-properties officeooo:rsid="00620fd8" officeooo:paragraph-rsid="00620fd8"/>
    </style:style>
    <style:style style:name="P115" style:family="paragraph" style:parent-style-name="Body">
      <style:text-properties officeooo:rsid="00540e59" officeooo:paragraph-rsid="00540e59"/>
    </style:style>
    <style:style style:name="P116" style:family="paragraph" style:parent-style-name="Body">
      <style:text-properties officeooo:rsid="00415896" officeooo:paragraph-rsid="00415896"/>
    </style:style>
    <style:style style:name="P117" style:family="paragraph" style:parent-style-name="Body">
      <style:text-properties officeooo:rsid="0067fbdf" officeooo:paragraph-rsid="0067fbdf"/>
    </style:style>
    <style:style style:name="P118" style:family="paragraph" style:parent-style-name="Body">
      <style:text-properties officeooo:rsid="00699581" officeooo:paragraph-rsid="00699581"/>
    </style:style>
    <style:style style:name="P11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0" style:family="paragraph" style:parent-style-name="CellBody">
      <style:text-properties fo:language="en" fo:country="US" officeooo:rsid="00ada8ae" officeooo:paragraph-rsid="00ada8ae" style:language-complex="ar" style:country-complex="SA"/>
    </style:style>
    <style:style style:name="P121" style:family="paragraph" style:parent-style-name="Definition_20_Term">
      <style:text-properties fo:language="en" fo:country="US" style:language-complex="ar" style:country-complex="SA"/>
    </style:style>
    <style:style style:name="P122" style:family="paragraph" style:parent-style-name="Standard">
      <style:text-properties style:font-name="Menlo" fo:font-size="8pt" style:font-size-asian="8pt" style:font-size-complex="8pt"/>
    </style:style>
    <style:style style:name="T1" style:family="text">
      <style:text-properties officeooo:rsid="004328a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652593" style:font-style-asian="normal" style:font-style-complex="normal"/>
    </style:style>
    <style:style style:name="T5" style:family="text">
      <style:text-properties officeooo:rsid="00660396"/>
    </style:style>
    <style:style style:name="T6" style:family="text">
      <style:text-properties officeooo:rsid="004649b2"/>
    </style:style>
    <style:style style:name="T7" style:family="text">
      <style:text-properties officeooo:rsid="0068da5e"/>
    </style:style>
    <style:style style:name="T8" style:family="text">
      <style:text-properties officeooo:rsid="0069dad0"/>
    </style:style>
    <style:style style:name="T9" style:family="text">
      <style:text-properties officeooo:rsid="0067fbdf"/>
    </style:style>
    <style:style style:name="T10" style:family="text">
      <style:text-properties officeooo:rsid="001febee"/>
    </style:style>
    <style:style style:name="T11" style:family="text">
      <style:text-properties fo:font-style="italic" style:font-style-asian="italic" style:font-style-complex="italic"/>
    </style:style>
    <style:style style:name="T12" style:family="text">
      <style:text-properties fo:font-style="italic" officeooo:rsid="004974cd" style:font-style-asian="italic" style:font-style-complex="italic"/>
    </style:style>
    <style:style style:name="T13" style:family="text">
      <style:text-properties fo:font-style="italic" officeooo:rsid="00629a7d"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652593" style:font-style-asian="normal" style:font-style-complex="normal"/>
    </style:style>
    <style:style style:name="T16" style:family="text">
      <style:text-properties fo:font-style="normal" officeooo:rsid="00629a7d" style:font-style-asian="normal" style:font-style-complex="normal"/>
    </style:style>
    <style:style style:name="T17" style:family="text">
      <style:text-properties fo:font-style="normal" officeooo:rsid="004974cd" style:font-style-asian="normal" style:font-style-complex="normal"/>
    </style:style>
    <style:style style:name="T18" style:family="text">
      <style:text-properties fo:font-style="normal" officeooo:rsid="00908681" style:font-style-asian="normal" style:font-style-complex="normal"/>
    </style:style>
    <style:style style:name="T19" style:family="text">
      <style:text-properties fo:font-style="normal" officeooo:rsid="0093d527" style:font-style-asian="normal" style:font-style-complex="normal"/>
    </style:style>
    <style:style style:name="T20" style:family="text">
      <style:text-properties fo:font-style="normal" officeooo:rsid="00aa787a" style:font-style-asian="normal" style:font-style-complex="normal"/>
    </style:style>
    <style:style style:name="T21" style:family="text">
      <style:text-properties fo:font-size="14pt" fo:font-weight="normal" style:font-size-asian="14pt" style:font-weight-asian="normal"/>
    </style:style>
    <style:style style:name="T22" style:family="text">
      <style:text-properties fo:font-size="14pt" fo:font-weight="normal" officeooo:rsid="00295f47" style:font-size-asian="14pt" style:font-weight-asian="normal"/>
    </style:style>
    <style:style style:name="T2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4" style:family="text">
      <style:text-properties fo:color="#ff0000" fo:font-style="italic" style:font-style-asian="italic"/>
    </style:style>
    <style:style style:name="T25" style:family="text">
      <style:text-properties fo:color="#ff0000" fo:font-style="italic" fo:font-weight="bold" style:font-style-asian="italic" style:font-weight-asian="bold"/>
    </style:style>
    <style:style style:name="T26" style:family="text">
      <style:text-properties fo:language="en" fo:country="US" style:language-complex="ar" style:country-complex="SA"/>
    </style:style>
    <style:style style:name="T27" style:family="text">
      <style:text-properties fo:language="en" fo:country="US" officeooo:rsid="001febee" style:language-complex="ar" style:country-complex="SA"/>
    </style:style>
    <style:style style:name="T28" style:family="text">
      <style:text-properties fo:language="en" fo:country="US" officeooo:rsid="00541bc5" style:language-complex="ar" style:country-complex="SA"/>
    </style:style>
    <style:style style:name="T29" style:family="text">
      <style:text-properties fo:language="en" fo:country="US" officeooo:rsid="00581d98" style:language-complex="ar" style:country-complex="SA"/>
    </style:style>
    <style:style style:name="T30" style:family="text">
      <style:text-properties fo:language="en" fo:country="US" officeooo:rsid="0056df4c" style:language-complex="ar" style:country-complex="SA"/>
    </style:style>
    <style:style style:name="T31" style:family="text">
      <style:text-properties fo:language="en" fo:country="US" officeooo:rsid="0055c5f8" style:language-complex="ar" style:country-complex="SA"/>
    </style:style>
    <style:style style:name="T32" style:family="text">
      <style:text-properties fo:language="en" fo:country="US" officeooo:rsid="0057fa0c" style:language-complex="ar" style:country-complex="SA"/>
    </style:style>
    <style:style style:name="T33" style:family="text">
      <style:text-properties fo:language="en" fo:country="US" officeooo:rsid="002632b5" style:language-complex="ar" style:country-complex="SA"/>
    </style:style>
    <style:style style:name="T34" style:family="text">
      <style:text-properties fo:language="en" fo:country="US" officeooo:rsid="006fe64b" style:language-complex="ar" style:country-complex="SA"/>
    </style:style>
    <style:style style:name="T35" style:family="text">
      <style:text-properties fo:language="en" fo:country="US" officeooo:rsid="007054ee" style:language-complex="ar" style:country-complex="SA"/>
    </style:style>
    <style:style style:name="T36" style:family="text">
      <style:text-properties fo:language="en" fo:country="US" officeooo:rsid="004fedf0" style:language-complex="ar" style:country-complex="SA"/>
    </style:style>
    <style:style style:name="T37" style:family="text">
      <style:text-properties fo:language="en" fo:country="US" officeooo:rsid="0027224c" style:language-complex="ar" style:country-complex="SA"/>
    </style:style>
    <style:style style:name="T38" style:family="text">
      <style:text-properties fo:language="en" fo:country="US" officeooo:rsid="005d16e7" style:language-complex="ar" style:country-complex="SA"/>
    </style:style>
    <style:style style:name="T39" style:family="text">
      <style:text-properties fo:language="en" fo:country="US" officeooo:rsid="007202ab" style:language-complex="ar" style:country-complex="SA"/>
    </style:style>
    <style:style style:name="T40" style:family="text">
      <style:text-properties fo:language="en" fo:country="US" officeooo:rsid="006388e8" style:language-complex="ar" style:country-complex="SA"/>
    </style:style>
    <style:style style:name="T41" style:family="text">
      <style:text-properties fo:language="en" fo:country="US" officeooo:rsid="0064f0f2" style:language-complex="ar" style:country-complex="SA"/>
    </style:style>
    <style:style style:name="T42" style:family="text">
      <style:text-properties fo:language="en" fo:country="US" officeooo:rsid="00840782" style:language-complex="ar" style:country-complex="SA"/>
    </style:style>
    <style:style style:name="T43" style:family="text">
      <style:text-properties fo:language="en" fo:country="US" officeooo:rsid="008922ee" style:language-complex="ar" style:country-complex="SA"/>
    </style:style>
    <style:style style:name="T44" style:family="text">
      <style:text-properties fo:language="en" fo:country="US" officeooo:rsid="008a207e" style:language-complex="ar" style:country-complex="SA"/>
    </style:style>
    <style:style style:name="T45" style:family="text">
      <style:text-properties fo:language="en" fo:country="US" officeooo:rsid="008aecc6" style:language-complex="ar" style:country-complex="SA"/>
    </style:style>
    <style:style style:name="T46" style:family="text">
      <style:text-properties fo:language="en" fo:country="US" officeooo:rsid="0094c308" style:language-complex="ar" style:country-complex="SA"/>
    </style:style>
    <style:style style:name="T47" style:family="text">
      <style:text-properties fo:language="en" fo:country="US" officeooo:rsid="008b936d" style:language-complex="ar" style:country-complex="SA"/>
    </style:style>
    <style:style style:name="T48" style:family="text">
      <style:text-properties fo:language="en" fo:country="US" officeooo:rsid="008bc5d1" style:language-complex="ar" style:country-complex="SA"/>
    </style:style>
    <style:style style:name="T49" style:family="text">
      <style:text-properties fo:language="en" fo:country="US" officeooo:rsid="008d344a" style:language-complex="ar" style:country-complex="SA"/>
    </style:style>
    <style:style style:name="T50" style:family="text">
      <style:text-properties fo:language="en" fo:country="US" officeooo:rsid="008dc9cf" style:language-complex="ar" style:country-complex="SA"/>
    </style:style>
    <style:style style:name="T51" style:family="text">
      <style:text-properties fo:language="en" fo:country="US" officeooo:rsid="0091b30f" style:language-complex="ar" style:country-complex="SA"/>
    </style:style>
    <style:style style:name="T52" style:family="text">
      <style:text-properties fo:language="en" fo:country="US" officeooo:rsid="00985587" style:language-complex="ar" style:country-complex="SA"/>
    </style:style>
    <style:style style:name="T53" style:family="text">
      <style:text-properties fo:language="en" fo:country="US" officeooo:rsid="00991f90" style:language-complex="ar" style:country-complex="SA"/>
    </style:style>
    <style:style style:name="T54" style:family="text">
      <style:text-properties fo:language="en" fo:country="US" officeooo:rsid="008fb369" style:language-complex="ar" style:country-complex="SA"/>
    </style:style>
    <style:style style:name="T55" style:family="text">
      <style:text-properties fo:language="en" fo:country="US" officeooo:rsid="00906dd0" style:language-complex="ar" style:country-complex="SA"/>
    </style:style>
    <style:style style:name="T56" style:family="text">
      <style:text-properties fo:language="en" fo:country="US" officeooo:rsid="004afbc5" style:language-complex="ar" style:country-complex="SA"/>
    </style:style>
    <style:style style:name="T57" style:family="text">
      <style:text-properties fo:language="en" fo:country="US" officeooo:rsid="004e5d25" style:language-complex="ar" style:country-complex="SA"/>
    </style:style>
    <style:style style:name="T58" style:family="text">
      <style:text-properties fo:language="en" fo:country="US" officeooo:rsid="00bb6112" style:language-complex="ar" style:country-complex="SA"/>
    </style:style>
    <style:style style:name="T59" style:family="text">
      <style:text-properties fo:language="en" fo:country="US" officeooo:rsid="00bbf8dc" style:language-complex="ar" style:country-complex="SA"/>
    </style:style>
    <style:style style:name="T60" style:family="text">
      <style:text-properties fo:language="en" fo:country="US" officeooo:rsid="00dd9ed8" style:language-complex="ar" style:country-complex="SA"/>
    </style:style>
    <style:style style:name="T61" style:family="text">
      <style:text-properties fo:language="en" fo:country="US" fo:font-weight="bold" style:font-weight-asian="bold" style:language-complex="ar" style:country-complex="SA" style:font-weight-complex="bold"/>
    </style:style>
    <style:style style:name="T62" style:family="text">
      <style:text-properties fo:language="en" fo:country="US" fo:font-weight="bold" officeooo:rsid="00840782" style:font-weight-asian="bold" style:language-complex="ar" style:country-complex="SA" style:font-weight-complex="bold"/>
    </style:style>
    <style:style style:name="T63" style:family="text">
      <style:text-properties fo:language="en" fo:country="US" fo:font-weight="bold" officeooo:rsid="008d344a" style:font-weight-asian="bold" style:language-complex="ar" style:country-complex="SA" style:font-weight-complex="bold"/>
    </style:style>
    <style:style style:name="T64" style:family="text">
      <style:text-properties fo:language="en" fo:country="US" fo:font-weight="bold" officeooo:rsid="0097af09" style:font-weight-asian="bold" style:language-complex="ar" style:country-complex="SA" style:font-weight-complex="bold"/>
    </style:style>
    <style:style style:name="T65" style:family="text">
      <style:text-properties fo:language="en" fo:country="US" fo:font-weight="bold" officeooo:rsid="004afbc5" style:font-weight-asian="bold" style:language-complex="ar" style:country-complex="SA" style:font-weight-complex="bold"/>
    </style:style>
    <style:style style:name="T66" style:family="text">
      <style:text-properties style:font-name="Courier New"/>
    </style:style>
    <style:style style:name="T67" style:family="text">
      <style:text-properties fo:font-weight="bold" style:font-weight-asian="bold" style:font-weight-complex="bold"/>
    </style:style>
    <style:style style:name="T68" style:family="text">
      <style:text-properties fo:font-weight="bold" officeooo:rsid="008bc48e" style:font-weight-asian="bold" style:font-weight-complex="bold"/>
    </style:style>
    <style:style style:name="T69"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70" style:family="text">
      <style:text-properties fo:color="#000000" style:font-name="Arial" fo:font-size="10pt" style:font-name-asian="Times New Roman" style:font-size-asian="10pt" style:font-name-complex="Times New Roman" style:font-size-complex="10pt"/>
    </style:style>
    <style:style style:name="T71" style:family="text">
      <style:text-properties fo:color="#000000" style:font-name="Arial" fo:font-size="10pt" officeooo:rsid="00ad38a0" style:font-name-asian="Times New Roman" style:font-size-asian="10pt" style:font-name-complex="Times New Roman" style:font-size-complex="10pt"/>
    </style:style>
    <style:style style:name="T72" style:family="text">
      <style:text-properties officeooo:rsid="007afd4e"/>
    </style:style>
    <style:style style:name="T73" style:family="text">
      <style:text-properties officeooo:rsid="0086826e"/>
    </style:style>
    <style:style style:name="T74" style:family="text">
      <style:text-properties officeooo:rsid="0072064b"/>
    </style:style>
    <style:style style:name="T75" style:family="text">
      <style:text-properties officeooo:rsid="00aad87d"/>
    </style:style>
    <style:style style:name="T76" style:family="text">
      <style:text-properties officeooo:rsid="00ab6d3e"/>
    </style:style>
    <style:style style:name="T77" style:family="text">
      <style:text-properties officeooo:rsid="00aba71d"/>
    </style:style>
    <style:style style:name="T78" style:family="text">
      <style:text-properties officeooo:rsid="00e62b09"/>
    </style:style>
    <style:style style:name="T79" style:family="text">
      <style:text-properties officeooo:rsid="00ae8441"/>
    </style:style>
    <style:style style:name="T80" style:family="text">
      <style:text-properties officeooo:rsid="00af3b9a"/>
    </style:style>
    <style:style style:name="T81" style:family="text">
      <style:text-properties officeooo:rsid="00aed18b"/>
    </style:style>
    <style:style style:name="T82" style:family="text">
      <style:text-properties officeooo:rsid="00da898f"/>
    </style:style>
    <style:style style:name="T83" style:family="text">
      <style:text-properties officeooo:rsid="00b7737e"/>
    </style:style>
    <style:style style:name="T84" style:family="text">
      <style:text-properties officeooo:rsid="00bdfcc8"/>
    </style:style>
    <style:style style:name="T85" style:family="text">
      <style:text-properties officeooo:rsid="00ed6462"/>
    </style:style>
    <style:style style:name="T86" style:family="text">
      <style:text-properties officeooo:rsid="00be4318"/>
    </style:style>
    <style:style style:name="T87" style:family="text">
      <style:text-properties officeooo:rsid="00325bef"/>
    </style:style>
    <style:style style:name="T88" style:family="text">
      <style:text-properties officeooo:rsid="00a4941a"/>
    </style:style>
    <style:style style:name="T89" style:family="text">
      <style:text-properties officeooo:rsid="00c17faa"/>
    </style:style>
    <style:style style:name="T90" style:family="text">
      <style:text-properties officeooo:rsid="00c62f25"/>
    </style:style>
    <style:style style:name="T91" style:family="text">
      <style:text-properties officeooo:rsid="00c4ec6c"/>
    </style:style>
    <style:style style:name="T92" style:family="text">
      <style:text-properties officeooo:rsid="00c7d831"/>
    </style:style>
    <style:style style:name="T93" style:family="text">
      <style:text-properties officeooo:rsid="003bf4bb"/>
    </style:style>
    <style:style style:name="T94" style:family="text">
      <style:text-properties officeooo:rsid="003cf1e3"/>
    </style:style>
    <style:style style:name="T95" style:family="text">
      <style:text-properties officeooo:rsid="004116dd"/>
    </style:style>
    <style:style style:name="T96" style:family="text">
      <style:text-properties officeooo:rsid="004122f0"/>
    </style:style>
    <style:style style:name="T97" style:family="text">
      <style:text-properties officeooo:rsid="00415896"/>
    </style:style>
    <style:style style:name="T98" style:family="text">
      <style:text-properties officeooo:rsid="0041e169"/>
    </style:style>
    <style:style style:name="T99" style:family="text">
      <style:text-properties officeooo:rsid="004328ae"/>
    </style:style>
    <style:style style:name="T100" style:family="text">
      <style:text-properties officeooo:rsid="00440829"/>
    </style:style>
    <style:style style:name="T101" style:family="text">
      <style:text-properties officeooo:rsid="0045cfc8"/>
    </style:style>
    <style:style style:name="T102" style:family="text">
      <style:text-properties officeooo:rsid="004649b2"/>
    </style:style>
    <style:style style:name="T103" style:family="text">
      <style:text-properties officeooo:rsid="0048072a"/>
    </style:style>
    <style:style style:name="T104" style:family="text">
      <style:text-properties officeooo:rsid="004974cd"/>
    </style:style>
    <style:style style:name="T105" style:family="text">
      <style:text-properties officeooo:rsid="0049e666"/>
    </style:style>
    <style:style style:name="T106" style:family="text">
      <style:text-properties officeooo:rsid="004b87d2"/>
    </style:style>
    <style:style style:name="T107" style:family="text">
      <style:text-properties officeooo:rsid="004b9815"/>
    </style:style>
    <style:style style:name="T108" style:family="text">
      <style:text-properties officeooo:rsid="004f9df7"/>
    </style:style>
    <style:style style:name="T109" style:family="text">
      <style:text-properties officeooo:rsid="004fe038"/>
    </style:style>
    <style:style style:name="T110" style:family="text">
      <style:text-properties officeooo:rsid="0051e2ce"/>
    </style:style>
    <style:style style:name="T111" style:family="text">
      <style:text-properties officeooo:rsid="0052b9ce"/>
    </style:style>
    <style:style style:name="T112" style:family="text">
      <style:text-properties officeooo:rsid="0055cc1f"/>
    </style:style>
    <style:style style:name="T113" style:family="text">
      <style:text-properties officeooo:rsid="0034ec01"/>
    </style:style>
    <style:style style:name="T114" style:family="text">
      <style:text-properties officeooo:rsid="005aa8c8"/>
    </style:style>
    <style:style style:name="T115" style:family="text">
      <style:text-properties officeooo:rsid="005df927"/>
    </style:style>
    <style:style style:name="T116" style:family="text">
      <style:text-properties officeooo:rsid="005f163f"/>
    </style:style>
    <style:style style:name="T117" style:family="text">
      <style:text-properties officeooo:rsid="005fd74d"/>
    </style:style>
    <style:style style:name="T118" style:family="text">
      <style:text-properties officeooo:rsid="006473f8"/>
    </style:style>
    <style:style style:name="T119" style:family="text">
      <style:text-properties officeooo:rsid="00660396"/>
    </style:style>
    <style:style style:name="T120" style:family="text">
      <style:text-properties officeooo:rsid="0067fbdf"/>
    </style:style>
    <style:style style:name="T121" style:family="text">
      <style:text-properties officeooo:rsid="0068da5e"/>
    </style:style>
    <style:style style:name="T122" style:family="text">
      <style:text-properties officeooo:rsid="0069dad0"/>
    </style:style>
    <style:style style:name="T123" style:family="text">
      <style:text-properties officeooo:rsid="006c815c"/>
    </style:style>
    <style:style style:name="T124" style:family="text">
      <style:text-properties officeooo:rsid="0071071d"/>
    </style:style>
    <style:style style:name="T125" style:family="text">
      <style:text-properties officeooo:rsid="00717265"/>
    </style:style>
    <style:style style:name="T126" style:family="text">
      <style:text-properties officeooo:rsid="00723cc5"/>
    </style:style>
    <style:style style:name="T127" style:family="text">
      <style:text-properties officeooo:rsid="0073c26a"/>
    </style:style>
    <style:style style:name="T128" style:family="text">
      <style:text-properties officeooo:rsid="007895de"/>
    </style:style>
    <style:style style:name="T129" style:family="text">
      <style:text-properties officeooo:rsid="00817fa2"/>
    </style:style>
    <style:style style:name="T130" style:family="text">
      <style:text-properties officeooo:rsid="00825ba4"/>
    </style:style>
    <style:style style:name="T131" style:family="text">
      <style:text-properties officeooo:rsid="008524e0"/>
    </style:style>
    <style:style style:name="T132" style:family="text">
      <style:text-properties officeooo:rsid="0088242d"/>
    </style:style>
    <style:style style:name="T133" style:family="text">
      <style:text-properties officeooo:rsid="008852bd"/>
    </style:style>
    <style:style style:name="T134" style:family="text">
      <style:text-properties officeooo:rsid="0089546b"/>
    </style:style>
    <style:style style:name="T135" style:family="text">
      <style:text-properties officeooo:rsid="008a1cba"/>
    </style:style>
    <style:style style:name="T136" style:family="text">
      <style:text-properties officeooo:rsid="008d4dd7"/>
    </style:style>
    <style:style style:name="T137" style:family="text">
      <style:text-properties officeooo:rsid="00900621"/>
    </style:style>
    <style:style style:name="T138" style:family="text">
      <style:text-properties officeooo:rsid="0093d527"/>
    </style:style>
    <style:style style:name="T139" style:family="text">
      <style:text-properties officeooo:rsid="009fe8c6"/>
    </style:style>
    <style:style style:name="T140" style:family="text">
      <style:text-properties officeooo:rsid="00a265d1"/>
    </style:style>
    <style:style style:name="T141" style:family="text">
      <style:text-properties officeooo:rsid="00a80839"/>
    </style:style>
    <style:style style:name="T142" style:family="text">
      <style:text-properties officeooo:rsid="00aa787a"/>
    </style:style>
    <style:style style:name="T143" style:family="text">
      <style:text-properties officeooo:rsid="00abf2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81867008" text:id="ct105553181867008">
          <text:insertion>
            <office:change-info>
              <dc:creator>David Bosschaert</dc:creator>
              <dc:date>2019-05-01T10:47:31</dc:date>
            </office:change-info>
          </text:insertion>
        </text:changed-region>
        <text:changed-region xml:id="ct105553248830160" text:id="ct105553248830160">
          <text:insertion>
            <office:change-info>
              <dc:creator>David Bosschaert</dc:creator>
              <dc:date>2019-05-01T10:47:33</dc:date>
            </office:change-info>
          </text:insertion>
        </text:changed-region>
        <text:changed-region xml:id="ct105553248827456" text:id="ct105553248827456">
          <text:insertion>
            <office:change-info>
              <dc:creator>David Bosschaert</dc:creator>
              <dc:date>2019-05-01T10:47:36</dc:date>
            </office:change-info>
          </text:insertion>
        </text:changed-region>
        <text:changed-region xml:id="ct105553181573120" text:id="ct105553181573120">
          <text:insertion>
            <office:change-info>
              <dc:creator>David Bosschaert</dc:creator>
              <dc:date>2019-02-19T11:46:27</dc:date>
            </office:change-info>
          </text:insertion>
        </text:changed-region>
        <text:changed-region xml:id="ct105553181743200" text:id="ct105553181743200">
          <text:insertion>
            <office:change-info>
              <dc:creator>David Bosschaert</dc:creator>
              <dc:date>2019-02-19T11:51:19</dc:date>
            </office:change-info>
          </text:insertion>
        </text:changed-region>
        <text:changed-region xml:id="ct105553181743680" text:id="ct105553181743680">
          <text:insertion>
            <office:change-info>
              <dc:creator>David Bosschaert</dc:creator>
              <dc:date>2019-02-19T11:46:27</dc:date>
            </office:change-info>
          </text:insertion>
        </text:changed-region>
        <text:changed-region xml:id="ct105553181573360" text:id="ct105553181573360">
          <text:insertion>
            <office:change-info>
              <dc:creator>David Bosschaert</dc:creator>
              <dc:date>2019-02-19T11:51:19</dc:date>
            </office:change-info>
          </text:insertion>
        </text:changed-region>
        <text:changed-region xml:id="ct105553181573600" text:id="ct105553181573600">
          <text:insertion>
            <office:change-info>
              <dc:creator>David Bosschaert</dc:creator>
              <dc:date>2019-02-19T11:55:59</dc:date>
            </office:change-info>
          </text:insertion>
        </text:changed-region>
        <text:changed-region xml:id="ct105553181573840" text:id="ct105553181573840">
          <text:insertion>
            <office:change-info>
              <dc:creator>David Bosschaert</dc:creator>
              <dc:date>2019-02-19T11:56:07</dc:date>
            </office:change-info>
          </text:insertion>
        </text:changed-region>
        <text:changed-region xml:id="ct105553181784608" text:id="ct105553181784608">
          <text:insertion>
            <office:change-info>
              <dc:creator>David Bosschaert</dc:creator>
              <dc:date>2019-02-19T11:09:31</dc:date>
            </office:change-info>
          </text:insertion>
        </text:changed-region>
        <text:changed-region xml:id="ct105553248855424" text:id="ct105553248855424">
          <text:deletion>
            <office:change-info>
              <dc:creator>David Bosschaert</dc:creator>
              <dc:date>2019-05-01T10:44:37</dc:date>
            </office:change-info>
            <text:p text:style-name="P1"><text:span text:style-name="T1"><text:s/></text:span></text:p>
          </text:deletion>
        </text:changed-region>
        <text:changed-region xml:id="ct105553181784848" text:id="ct105553181784848">
          <text:insertion>
            <office:change-info>
              <dc:creator>David Bosschaert</dc:creator>
              <dc:date>2019-02-19T11:10:39</dc:date>
            </office:change-info>
          </text:insertion>
        </text:changed-region>
        <text:changed-region xml:id="ct105553181785088" text:id="ct105553181785088">
          <text:insertion>
            <office:change-info>
              <dc:creator>David Bosschaert</dc:creator>
              <dc:date>2019-02-19T13:52:37</dc:date>
            </office:change-info>
          </text:insertion>
        </text:changed-region>
        <text:changed-region xml:id="ct105553181785328" text:id="ct105553181785328">
          <text:insertion>
            <office:change-info>
              <dc:creator>David Bosschaert</dc:creator>
              <dc:date>2019-02-19T13:50:03</dc:date>
            </office:change-info>
          </text:insertion>
        </text:changed-region>
        <text:changed-region xml:id="ct105553181785568" text:id="ct105553181785568">
          <text:insertion>
            <office:change-info>
              <dc:creator>David Bosschaert</dc:creator>
              <dc:date>2019-02-19T13:53:44</dc:date>
            </office:change-info>
          </text:insertion>
        </text:changed-region>
        <text:changed-region xml:id="ct105553181785808" text:id="ct105553181785808">
          <text:insertion>
            <office:change-info>
              <dc:creator>David Bosschaert</dc:creator>
              <dc:date>2019-02-19T13:54:00</dc:date>
            </office:change-info>
          </text:insertion>
        </text:changed-region>
        <text:changed-region xml:id="ct105553181762464" text:id="ct105553181762464">
          <text:insertion>
            <office:change-info>
              <dc:creator>David Bosschaert</dc:creator>
              <dc:date>2019-02-19T11:49:49</dc:date>
            </office:change-info>
          </text:insertion>
        </text:changed-region>
        <text:changed-region xml:id="ct105553248821216" text:id="ct105553248821216">
          <text:deletion>
            <office:change-info>
              <dc:creator>David Bosschaert</dc:creator>
              <dc:date>2019-02-19T12:04:53</dc:date>
            </office:change-info>
            <text:p text:style-name="P2"><text:s/>Listing configuration in a feature adds this configuration to the OSGi Configuration Admin service when the feature is launched.</text:p>
          </text:deletion>
        </text:changed-region>
        <text:changed-region xml:id="ct105553181762944" text:id="ct105553181762944">
          <text:insertion>
            <office:change-info>
              <dc:creator>David Bosschaert</dc:creator>
              <dc:date>2019-02-19T12:07:17</dc:date>
            </office:change-info>
          </text:insertion>
        </text:changed-region>
        <text:changed-region xml:id="ct105553181589744" text:id="ct105553181589744">
          <text:insertion>
            <office:change-info>
              <dc:creator>David Bosschaert</dc:creator>
              <dc:date>2019-02-19T11:33:39</dc:date>
            </office:change-info>
          </text:insertion>
        </text:changed-region>
        <text:changed-region xml:id="ct105553248904576" text:id="ct105553248904576">
          <text:insertion>
            <office:change-info>
              <dc:creator>David Bosschaert</dc:creator>
              <dc:date>2019-05-01T10:44:52</dc:date>
            </office:change-info>
          </text:insertion>
        </text:changed-region>
        <text:changed-region xml:id="ct105553181589504" text:id="ct105553181589504">
          <text:insertion>
            <office:change-info>
              <dc:creator>David Bosschaert</dc:creator>
              <dc:date>2019-02-19T11:34:08</dc:date>
            </office:change-info>
          </text:insertion>
        </text:changed-region>
        <text:changed-region xml:id="ct105553181589984" text:id="ct105553181589984">
          <text:insertion>
            <office:change-info>
              <dc:creator>David Bosschaert</dc:creator>
              <dc:date>2019-02-19T11:36:34</dc:date>
            </office:change-info>
          </text:insertion>
        </text:changed-region>
        <text:changed-region xml:id="ct105553181590224" text:id="ct105553181590224">
          <text:insertion>
            <office:change-info>
              <dc:creator>David Bosschaert</dc:creator>
              <dc:date>2019-02-19T13:37:18</dc:date>
            </office:change-info>
          </text:insertion>
        </text:changed-region>
        <text:changed-region xml:id="ct105553181590464" text:id="ct105553181590464">
          <text:deletion>
            <office:change-info>
              <dc:creator>David Bosschaert</dc:creator>
              <dc:date>2019-02-19T11:36:32</dc:date>
            </office:change-info>
            <text:p text:style-name="P3">at launch time</text:p>
          </text:deletion>
        </text:changed-region>
        <text:changed-region xml:id="ct105553181763184" text:id="ct105553181763184">
          <text:deletion>
            <office:change-info>
              <dc:creator>David Bosschaert</dc:creator>
              <dc:date>2019-02-19T13:59:53</dc:date>
            </office:change-info>
            <text:p text:style-name="P4">It is possible to prevent a feature from being used as a prototype by marking it as <text:span text:style-name="T2">final</text:span>. </text:p>
          </text:deletion>
        </text:changed-region>
        <text:changed-region xml:id="ct105553181812096" text:id="ct105553181812096">
          <text:insertion>
            <office:change-info>
              <dc:creator>David Bosschaert</dc:creator>
              <dc:date>2019-05-01T10:46:51</dc:date>
            </office:change-info>
          </text:insertion>
        </text:changed-region>
        <text:changed-region xml:id="ct105553248905776" text:id="ct105553248905776">
          <text:insertion>
            <office:change-info>
              <dc:creator>David Bosschaert</dc:creator>
              <dc:date>2019-05-01T10:46:08</dc:date>
            </office:change-info>
          </text:insertion>
        </text:changed-region>
        <text:changed-region xml:id="ct105553248874688" text:id="ct105553248874688">
          <text:deletion>
            <office:change-info>
              <dc:creator>David Bosschaert</dc:creator>
              <dc:date>2019-05-01T10:46:13</dc:date>
            </office:change-info>
            <text:p text:style-name="P5">by the runtime. </text:p>
          </text:deletion>
        </text:changed-region>
        <text:changed-region xml:id="ct105553248907216" text:id="ct105553248907216">
          <text:deletion>
            <office:change-info>
              <dc:creator>David Bosschaert</dc:creator>
              <dc:date>2019-05-01T10:45:24</dc:date>
            </office:change-info>
            <text:p text:style-name="P5">If the extension content is optional for the runtime, or to be handled by external tools, </text:p>
          </text:deletion>
        </text:changed-region>
        <text:changed-region xml:id="ct105553181590704" text:id="ct105553181590704">
          <text:deletion>
            <office:change-info>
              <dc:creator>David Bosschaert</dc:creator>
              <dc:date>2019-02-19T14:03:33</dc:date>
            </office:change-info>
            <text:p text:style-name="P5">the extension can be declared as</text:p>
          </text:deletion>
        </text:changed-region>
        <text:changed-region xml:id="ct105553248910816" text:id="ct105553248910816">
          <text:deletion>
            <office:change-info>
              <dc:creator>David Bosschaert</dc:creator>
              <dc:date>2019-05-01T10:45:24</dc:date>
            </office:change-info>
            <text:p text:style-name="P5"><text:s/><text:span text:style-name="T2">optional</text:span><text:span text:style-name="T3">. I</text:span></text:p>
          </text:deletion>
        </text:changed-region>
        <text:changed-region xml:id="ct105553181857888" text:id="ct105553181857888">
          <text:insertion>
            <office:change-info>
              <dc:creator>David Bosschaert</dc:creator>
              <dc:date>2019-05-01T10:45:26</dc:date>
            </office:change-info>
          </text:insertion>
        </text:changed-region>
        <text:changed-region xml:id="ct105553181591424" text:id="ct105553181591424">
          <text:deletion>
            <office:change-info>
              <dc:creator>David Bosschaert</dc:creator>
              <dc:date>2019-02-19T14:03:05</dc:date>
            </office:change-info>
            <text:p text:style-name="P5"><text:span text:style-name="T3">runtime</text:span></text:p>
          </text:deletion>
        </text:changed-region>
        <text:changed-region xml:id="ct105553181591664" text:id="ct105553181591664">
          <text:insertion>
            <office:change-info>
              <dc:creator>David Bosschaert</dc:creator>
              <dc:date>2019-02-19T14:03:05</dc:date>
            </office:change-info>
          </text:insertion>
        </text:changed-region>
        <text:changed-region xml:id="ct105553181591904" text:id="ct105553181591904">
          <text:insertion>
            <office:change-info>
              <dc:creator>David Bosschaert</dc:creator>
              <dc:date>2019-02-19T14:03:56</dc:date>
            </office:change-info>
          </text:insertion>
        </text:changed-region>
        <text:changed-region xml:id="ct105553181592144" text:id="ct105553181592144">
          <text:insertion>
            <office:change-info>
              <dc:creator>David Bosschaert</dc:creator>
              <dc:date>2019-02-19T14:04:00</dc:date>
            </office:change-info>
          </text:insertion>
        </text:changed-region>
        <text:changed-region xml:id="ct105553248860944" text:id="ct105553248860944">
          <text:insertion>
            <office:change-info>
              <dc:creator>David Bosschaert</dc:creator>
              <dc:date>2019-02-19T14:04:00</dc:date>
            </office:change-info>
          </text:insertion>
        </text:changed-region>
        <text:changed-region xml:id="ct105553181592864" text:id="ct105553181592864">
          <text:deletion>
            <office:change-info>
              <dc:creator>David Bosschaert</dc:creator>
              <dc:date>2019-02-19T14:03:56</dc:date>
            </office:change-info>
            <text:p text:style-name="P5"><text:span text:style-name="T4">the feature is prevented from launching</text:span></text:p>
          </text:deletion>
        </text:changed-region>
        <text:changed-region xml:id="ct105553181593104" text:id="ct105553181593104">
          <text:deletion>
            <office:change-info>
              <dc:creator>David Bosschaert</dc:creator>
              <dc:date>2019-02-19T14:07:19</dc:date>
            </office:change-info>
            <text:p text:style-name="P6"><text:s/>The aggregation process can also produce features that are complete, which can therefore be run without the need for any additional features. </text:p>
          </text:deletion>
        </text:changed-region>
        <text:changed-region xml:id="ct105553181593344" text:id="ct105553181593344">
          <text:insertion>
            <office:change-info>
              <dc:creator>David Bosschaert</dc:creator>
              <dc:date>2019-02-19T14:21:15</dc:date>
            </office:change-info>
          </text:insertion>
        </text:changed-region>
        <text:changed-region xml:id="ct105553181593584" text:id="ct105553181593584">
          <text:insertion>
            <office:change-info>
              <dc:creator>David Bosschaert</dc:creator>
              <dc:date>2019-02-19T14:32:52</dc:date>
            </office:change-info>
          </text:insertion>
        </text:changed-region>
        <text:changed-region xml:id="ct105553181593824" text:id="ct105553181593824">
          <text:insertion>
            <office:change-info>
              <dc:creator>David Bosschaert</dc:creator>
              <dc:date>2019-02-19T14:33:00</dc:date>
            </office:change-info>
          </text:insertion>
        </text:changed-region>
        <text:changed-region xml:id="ct105553181594064" text:id="ct105553181594064">
          <text:insertion>
            <office:change-info>
              <dc:creator>David Bosschaert</dc:creator>
              <dc:date>2019-02-19T14:37:13</dc:date>
            </office:change-info>
          </text:insertion>
        </text:changed-region>
        <text:changed-region xml:id="ct105553181734736" text:id="ct105553181734736">
          <text:insertion>
            <office:change-info>
              <dc:creator>David Bosschaert</dc:creator>
              <dc:date>2019-02-19T14:42:04</dc:date>
            </office:change-info>
          </text:insertion>
        </text:changed-region>
        <text:changed-region xml:id="ct105553181734976" text:id="ct105553181734976">
          <text:insertion>
            <office:change-info>
              <dc:creator>David Bosschaert</dc:creator>
              <dc:date>2019-02-19T14:46:12</dc:date>
            </office:change-info>
          </text:insertion>
        </text:changed-region>
        <text:changed-region xml:id="ct105553248882912" text:id="ct105553248882912">
          <text:deletion>
            <office:change-info>
              <dc:creator>David Bosschaert</dc:creator>
              <dc:date>2019-05-01T10:44:16</dc:date>
            </office:change-info>
            <text:p text:style-name="P7"/>
            <text:h text:style-name="Heading_20_2" text:outline-level="2"><text:bookmark-start text:name="__RefHeading___Toc4803_26826393031111"/>Feature Launching<text:bookmark-end text:name="__RefHeading___Toc4803_26826393031111"/></text:h>
            <text:p text:style-name="P8">To create a running process or application from one or more Feature files, these must be provided to a launcher tool. The launcher will perform the following process:</text:p>
            <text:list xml:id="list3151744965" text:style-name="L1">
              <text:list-item>
                <text:p text:style-name="P9">Aggregate all provided Features to a single effective Feature. <text:span text:style-name="T5">This aggregation is also executed if only a single Feature is launched to guarantee that all custom extension merge handlers are triggered.</text:span></text:p>
              </text:list-item>
              <text:list-item>
                <text:p text:style-name="P9">Apply overridden variables as provided to the launcher.</text:p>
              </text:list-item>
              <text:list-item>
                <text:p text:style-name="P9">Launch an OSGi framework. If Framework Properties are provided they are applied here.</text:p>
              </text:list-item>
              <text:list-item>
                <text:p text:style-name="P9">Install all bundles listed in the effective Feature.</text:p>
              </text:list-item>
              <text:list-item>
                <text:p text:style-name="P9">Start all bundles in the appropriate order.</text:p>
              </text:list-item>
              <text:list-item>
                <text:p text:style-name="P9">As soon as the Configuration Admin service becomes available, configurations listed in the Feature are applied.</text:p>
              </text:list-item>
            </text:list>
            <text:h text:style-name="P10" text:outline-level="2"><text:bookmark-start text:name="__RefHeading___Toc4805_26826393031111"/>Specified Extension<text:span text:style-name="T6">s</text:span><text:bookmark-end text:name="__RefHeading___Toc4805_26826393031111"/></text:h>
            <text:p text:style-name="P11">This specification lists a number of extensions which are optionally implemented as part of a Feature model implementation.</text:p>
            <text:h text:style-name="Heading_20_3" text:outline-level="3"><text:bookmark-start text:name="__RefHeading___Toc4807_26826393031111"/>API Regions<text:bookmark-end text:name="__RefHeading___Toc4807_26826393031111"/></text:h>
            <text:p text:style-name="P11">API Regions implement a <text:span text:style-name="T7">mechanism</text:span> to segregate the exported APIs into separate regions which are available to <text:s text:c="2"/><text:span text:style-name="T7">bundles importing this API in the Feature model.</text:span></text:p>
            <text:p text:style-name="P12">API define named regions that <text:span text:style-name="T8">hold the API… TODO finish this section.</text:span></text:p>
            <text:h text:style-name="Heading_20_3" text:outline-level="3"><text:bookmark-start text:name="__RefHeading___Toc4809_26826393031111"/>…<text:bookmark-end text:name="__RefHeading___Toc4809_26826393031111"/></text:h>
            <text:p text:style-name="Body">… <text:span text:style-name="T9">other specified extension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65"><text:user-defined style:data-style-name="N0" text:name="RFC Title">RFC 241 – Features</text:user-defined></text:p>
      <text:p text:style-name="P65"><text:span text:style-name="T21">Draft</text:span><text:span text:style-name="T22"> </text:span><text:span text:style-name="T21"><text:line-break/><text:line-break/></text:span><text:span text:style-name="T21"><text:page-count style:num-format="1">17</text:page-count></text:span><text:span text:style-name="T21"> Pages</text:span></text:p>
      <text:p text:style-name="P66"/>
      <text:p text:style-name="P60">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24">This RFC aims at describing a technical solution to address this challenge.</text:span></text:p>
      <text:h text:style-name="P81" text:outline-level="1" text:restart-numbering="true" text:start-value="-1"><text:bookmark-start text:name="__RefHeading___Toc4745_2682639303"/>Document Information<text:bookmark-end text:name="__RefHeading___Toc4745_2682639303"/></text:h>
      <text:h text:style-name="P83" text:outline-level="2"><text:bookmark-start text:name="__RefHeading___Toc4747_2682639303"/>License<text:bookmark-end text:name="__RefHeading___Toc4747_2682639303"/></text:h>
      <text:p text:style-name="P30">DISTRIBUTION AND FEEDBACK LICENSE, Version 2.0</text:p>
      <text:p text:style-name="P6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7"/>
      <text:p text:style-name="P6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7"/>
      <text:p text:style-name="P6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7">NEITHER THE OSGi ALLIANCE NOR ANY THIRD PARTY WILL BE LIABLE FOR ANY DIRECT, INDIRECT, SPECIAL, INCIDENTAL OR CONSEQUENTIAL DAMAGES ARISING OUT OF OR RELATING TO ANY USE OR DISTRIBUTION OF THE DISTRIBUTION. </text:p>
      <text:p text:style-name="P67"/>
      <text:p text:style-name="P6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7"/>
      <text:p text:style-name="P6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7"/>
      <text:p text:style-name="P6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8"/>
      <text:p text:style-name="P69">I HEREBY ACKNOWLEDGE AND AGREE TO THE TERMS AND CONDITIONS DELINEATED ABOVE.</text:p>
      <text:h text:style-name="P84" text:outline-level="2"><text:bookmark-start text:name="__RefHeading___Toc4749_2682639303"/>Trademarks<text:bookmark-end text:name="__RefHeading___Toc4749_2682639303"/></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4" text:outline-level="2"><text:bookmark-start text:name="__RefHeading___Toc4751_2682639303"/>Feedback<text:bookmark-end text:name="__RefHeading___Toc4751_2682639303"/></text:h>
      <text:p text:style-name="P20"><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82" text:outline-level="2"><text:bookmark-start text:name="__RefHeading___Toc4753_2682639303"/>Table of Contents<text:bookmark-end text:name="__RefHeading___Toc4753_2682639303"/></text:h>
      <text:p text:style-name="P22"/>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77"><text:a xlink:type="simple" xlink:href="#__RefHeading___Toc4745_2682639303" text:style-name="Index_20_Link" text:visited-style-name="Index_20_Link">0 Document Information<text:tab/>2</text:a></text:p>
          <text:p text:style-name="P78"><text:a xlink:type="simple" xlink:href="#__RefHeading___Toc4747_2682639303" text:style-name="Index_20_Link" text:visited-style-name="Index_20_Link">0.1 License<text:tab/>2</text:a></text:p>
          <text:p text:style-name="P78"><text:a xlink:type="simple" xlink:href="#__RefHeading___Toc4749_2682639303" text:style-name="Index_20_Link" text:visited-style-name="Index_20_Link">0.2 Trademarks<text:tab/>3</text:a></text:p>
          <text:p text:style-name="P78"><text:a xlink:type="simple" xlink:href="#__RefHeading___Toc4751_2682639303" text:style-name="Index_20_Link" text:visited-style-name="Index_20_Link">0.3 Feedback<text:tab/>3</text:a></text:p>
          <text:p text:style-name="P78"><text:a xlink:type="simple" xlink:href="#__RefHeading___Toc4753_2682639303" text:style-name="Index_20_Link" text:visited-style-name="Index_20_Link">0.4 Table of Contents<text:tab/>3</text:a></text:p>
          <text:p text:style-name="P78"><text:a xlink:type="simple" xlink:href="#__RefHeading___Toc4755_2682639303" text:style-name="Index_20_Link" text:visited-style-name="Index_20_Link">0.5 Terminology and Document Conventions<text:tab/>4</text:a></text:p>
          <text:p text:style-name="P78"><text:a xlink:type="simple" xlink:href="#__RefHeading___Toc4757_2682639303" text:style-name="Index_20_Link" text:visited-style-name="Index_20_Link">0.6 Revision History<text:tab/>4</text:a></text:p>
          <text:p text:style-name="P77"><text:a xlink:type="simple" xlink:href="#__RefHeading___Toc4759_2682639303" text:style-name="Index_20_Link" text:visited-style-name="Index_20_Link">1 Introduction<text:tab/>5</text:a></text:p>
          <text:p text:style-name="P77"><text:a xlink:type="simple" xlink:href="#__RefHeading___Toc4761_2682639303" text:style-name="Index_20_Link" text:visited-style-name="Index_20_Link">2 Application Domain<text:tab/>5</text:a></text:p>
          <text:p text:style-name="P78"><text:a xlink:type="simple" xlink:href="#__RefHeading___Toc4763_2682639303" text:style-name="Index_20_Link" text:visited-style-name="Index_20_Link">2.1 Relation to existing OSGi specifications<text:tab/>6</text:a></text:p>
          <text:p text:style-name="P79"><text:a xlink:type="simple" xlink:href="#__RefHeading___Toc4765_2682639303" text:style-name="Index_20_Link" text:visited-style-name="Index_20_Link">2.1.1 Subsystems Specification<text:tab/>6</text:a></text:p>
          <text:p text:style-name="P79"><text:a xlink:type="simple" xlink:href="#__RefHeading___Toc4767_2682639303" text:style-name="Index_20_Link" text:visited-style-name="Index_20_Link">2.1.2 Deployment Admin Specification<text:tab/>6</text:a></text:p>
          <text:p text:style-name="P79"><text:a xlink:type="simple" xlink:href="#__RefHeading___Toc4769_2682639303" text:style-name="Index_20_Link" text:visited-style-name="Index_20_Link">2.1.3 Application Admin Specification<text:tab/>6</text:a></text:p>
          <text:p text:style-name="P78"><text:a xlink:type="simple" xlink:href="#__RefHeading___Toc4771_2682639303" text:style-name="Index_20_Link" text:visited-style-name="Index_20_Link">2.2 Relation to existing Open Source solutions<text:tab/>6</text:a></text:p>
          <text:p text:style-name="P78"><text:a xlink:type="simple" xlink:href="#__RefHeading___Toc4773_2682639303" text:style-name="Index_20_Link" text:visited-style-name="Index_20_Link">2.3 Roles<text:tab/>6</text:a></text:p>
          <text:p text:style-name="P78"><text:a xlink:type="simple" xlink:href="#__RefHeading___Toc4775_2682639303" text:style-name="Index_20_Link" text:visited-style-name="Index_20_Link">2.4 Terminology + Abbreviations<text:tab/>7</text:a></text:p>
          <text:p text:style-name="P77"><text:a xlink:type="simple" xlink:href="#__RefHeading___Toc4777_2682639303" text:style-name="Index_20_Link" text:visited-style-name="Index_20_Link">3 Problem Description<text:tab/>7</text:a></text:p>
          <text:p text:style-name="P77"><text:soft-page-break/><text:a xlink:type="simple" xlink:href="#__RefHeading___Toc4779_2682639303" text:style-name="Index_20_Link" text:visited-style-name="Index_20_Link">4 Requirements<text:tab/>7</text:a></text:p>
          <text:p text:style-name="P77"><text:a xlink:type="simple" xlink:href="#__RefHeading___Toc4781_2682639303" text:style-name="Index_20_Link" text:visited-style-name="Index_20_Link">5 Technical Solution<text:tab/>10</text:a></text:p>
          <text:p text:style-name="P78"><text:a xlink:type="simple" xlink:href="#__RefHeading___Toc4783_2682639303" text:style-name="Index_20_Link" text:visited-style-name="Index_20_Link">5.1 Feature Model<text:tab/>10</text:a></text:p>
          <text:p text:style-name="P79"><text:a xlink:type="simple" xlink:href="#__RefHeading___Toc4785_2682639303" text:style-name="Index_20_Link" text:visited-style-name="Index_20_Link">5.1.1 Bundles<text:tab/>10</text:a></text:p>
          <text:p text:style-name="P79"><text:a xlink:type="simple" xlink:href="#__RefHeading___Toc4787_2682639303" text:style-name="Index_20_Link" text:visited-style-name="Index_20_Link">5.1.2 Configurations<text:tab/>10</text:a></text:p>
          <text:p text:style-name="P79"><text:a xlink:type="simple" xlink:href="#__RefHeading___Toc4789_2682639303" text:style-name="Index_20_Link" text:visited-style-name="Index_20_Link">5.1.3 Framework properties<text:tab/>10</text:a></text:p>
          <text:p text:style-name="P79"><text:a xlink:type="simple" xlink:href="#__RefHeading___Toc4791_2682639303" text:style-name="Index_20_Link" text:visited-style-name="Index_20_Link">5.1.4 Variables<text:tab/>10</text:a></text:p>
          <text:p text:style-name="P79"><text:a xlink:type="simple" xlink:href="#__RefHeading___Toc4793_2682639303" text:style-name="Index_20_Link" text:visited-style-name="Index_20_Link">5.1.5 Prototype<text:tab/>10</text:a></text:p>
          <text:p text:style-name="P79"><text:a xlink:type="simple" xlink:href="#__RefHeading___Toc4795_2682639303" text:style-name="Index_20_Link" text:visited-style-name="Index_20_Link">5.1.6 Extensibility<text:tab/>10</text:a></text:p>
          <text:p text:style-name="P79"><text:a xlink:type="simple" xlink:href="#__RefHeading___Toc4797_2682639303" text:style-name="Index_20_Link" text:visited-style-name="Index_20_Link">5.1.7 Aggregation<text:tab/>11</text:a></text:p>
          <text:p text:style-name="P78"><text:a xlink:type="simple" xlink:href="#__RefHeading___Toc4799_2682639303" text:style-name="Index_20_Link" text:visited-style-name="Index_20_Link">5.2 Feature Descriptor<text:tab/>11</text:a></text:p>
          <text:p text:style-name="P79"><text:a xlink:type="simple" xlink:href="#__RefHeading___Toc4801_2682639303" text:style-name="Index_20_Link" text:visited-style-name="Index_20_Link">5.2.1 Example Feature Model<text:tab/>11</text:a></text:p>
          <text:p text:style-name="P78"><text:a xlink:type="simple" xlink:href="#__RefHeading___Toc4803_2682639303" text:style-name="Index_20_Link" text:visited-style-name="Index_20_Link">5.3 Feature Launching<text:tab/>13</text:a></text:p>
          <text:p text:style-name="P78"><text:a xlink:type="simple" xlink:href="#__RefHeading___Toc4805_2682639303" text:style-name="Index_20_Link" text:visited-style-name="Index_20_Link">5.4 Specified Extensions<text:tab/>14</text:a></text:p>
          <text:p text:style-name="P79"><text:a xlink:type="simple" xlink:href="#__RefHeading___Toc4807_2682639303" text:style-name="Index_20_Link" text:visited-style-name="Index_20_Link">5.4.1 API Regions<text:tab/>14</text:a></text:p>
          <text:p text:style-name="P79"><text:a xlink:type="simple" xlink:href="#__RefHeading___Toc4809_2682639303" text:style-name="Index_20_Link" text:visited-style-name="Index_20_Link">5.4.2 …<text:tab/>14</text:a></text:p>
          <text:p text:style-name="P77"><text:a xlink:type="simple" xlink:href="#__RefHeading___Toc4811_2682639303" text:style-name="Index_20_Link" text:visited-style-name="Index_20_Link">6 Data Transfer Objects<text:tab/>14</text:a></text:p>
          <text:p text:style-name="P77"><text:a xlink:type="simple" xlink:href="#__RefHeading___Toc4813_2682639303" text:style-name="Index_20_Link" text:visited-style-name="Index_20_Link">7 Javadoc<text:tab/>14</text:a></text:p>
          <text:p text:style-name="P77"><text:a xlink:type="simple" xlink:href="#__RefHeading___Toc4815_2682639303" text:style-name="Index_20_Link" text:visited-style-name="Index_20_Link">8 Considered Alternatives<text:tab/>15</text:a></text:p>
          <text:p text:style-name="P77"><text:a xlink:type="simple" xlink:href="#__RefHeading___Toc4817_2682639303" text:style-name="Index_20_Link" text:visited-style-name="Index_20_Link">9 Security Considerations<text:tab/>15</text:a></text:p>
          <text:p text:style-name="P77"><text:a xlink:type="simple" xlink:href="#__RefHeading___Toc4819_2682639303" text:style-name="Index_20_Link" text:visited-style-name="Index_20_Link">10 Document Support<text:tab/>15</text:a></text:p>
          <text:p text:style-name="P78"><text:a xlink:type="simple" xlink:href="#__RefHeading___Toc4821_2682639303" text:style-name="Index_20_Link" text:visited-style-name="Index_20_Link">10.1 References<text:tab/>15</text:a></text:p>
          <text:p text:style-name="P78"><text:a xlink:type="simple" xlink:href="#__RefHeading___Toc4823_2682639303" text:style-name="Index_20_Link" text:visited-style-name="Index_20_Link">10.2 Author’s Address<text:tab/>15</text:a></text:p>
          <text:p text:style-name="P78"><text:a xlink:type="simple" xlink:href="#__RefHeading___Toc4825_2682639303" text:style-name="Index_20_Link" text:visited-style-name="Index_20_Link">10.3 Acronyms and Abbreviations<text:tab/>16</text:a></text:p>
          <text:p text:style-name="P78"><text:a xlink:type="simple" xlink:href="#__RefHeading___Toc4827_2682639303" text:style-name="Index_20_Link" text:visited-style-name="Index_20_Link">10.4 End of Document<text:tab/>16</text:a></text:p>
        </text:index-body>
      </text:table-of-content>
      <text:p text:style-name="P22"/>
      <text:h text:style-name="P85" text:outline-level="2"><text:bookmark-start text:name="__RefHeading___Toc4755_2682639303"/>Terminology and Document Conventions<text:bookmark-end text:name="__RefHeading___Toc4755_2682639303"/></text:h>
      <text:p text:style-name="P2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2"><text:span text:style-name="T66">Source code is shown in this typeface</text:span>.</text:p>
      <text:h text:style-name="P82" text:outline-level="2"><text:bookmark-start text:name="__RefHeading___Toc4757_2682639303"/>Revision History<text:bookmark-end text:name="__RefHeading___Toc4757_2682639303"/></text:h>
      <text:p text:style-name="P22">The last named individual in this history is currently responsible for this document.</text:p>
      <text:p text:style-name="P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Revision</text:p>
            </table:table-cell>
            <table:table-cell table:style-name="Table1.A1" office:value-type="string">
              <text:p text:style-name="P56">Date</text:p>
            </table:table-cell>
            <table:table-cell table:style-name="Table1.C1" office:value-type="string">
              <text:p text:style-name="P56">Comments</text:p>
            </table:table-cell>
          </table:table-row>
        </table:table-header-rows>
        <table:table-row table:style-name="Table1.2">
          <table:table-cell table:style-name="Table1.A1" office:value-type="string">
            <text:p text:style-name="P61">Initial</text:p>
          </table:table-cell>
          <table:table-cell table:style-name="Table1.A1" office:value-type="string">
            <text:p text:style-name="P61">February 2019</text:p>
          </table:table-cell>
          <table:table-cell table:style-name="Table1.C1" office:value-type="string">
            <text:p text:style-name="P61">David Bosschaert, initial version.</text:p>
          </table:table-cell>
        </table:table-row>
        <table:table-row table:style-name="Table1.2">
          <table:table-cell table:style-name="Table1.A3" office:value-type="string">
            <text:p text:style-name="P120"><text:change-start text:change-id="ct105553181867008"/>0.1<text:change-end text:change-id="ct105553181867008"/></text:p>
          </table:table-cell>
          <table:table-cell table:style-name="Table1.A3" office:value-type="string">
            <text:p text:style-name="P120"><text:change-start text:change-id="ct105553248830160"/>May 2019<text:change-end text:change-id="ct105553248830160"/></text:p>
          </table:table-cell>
          <table:table-cell table:style-name="Table1.C3" office:value-type="string">
            <text:p text:style-name="P120"><text:change-start text:change-id="ct105553248827456"/>David Bosschaert, feedback from the Berlin F2F<text:change-end text:change-id="ct105553248827456"/></text:p>
          </table:table-cell>
        </table:table-row>
        <table:table-row table:style-name="Table1.2">
          <table:table-cell table:style-name="Table1.A3" office:value-type="string">
            <text:p text:style-name="P120"/>
          </table:table-cell>
          <table:table-cell table:style-name="Table1.A3" office:value-type="string">
            <text:p text:style-name="P120"/>
          </table:table-cell>
          <table:table-cell table:style-name="Table1.C3" office:value-type="string">
            <text:p text:style-name="P120"/>
          </table:table-cell>
        </table:table-row>
      </table:table>
      <text:p text:style-name="P22"><text:soft-page-break/></text:p>
      <text:h text:style-name="P80" text:outline-level="1"><text:bookmark-start text:name="__RefHeading___Toc4759_2682639303"/>Introduction<text:bookmark-end text:name="__RefHeading___Toc4759_2682639303"/></text:h>
      <text:p text:style-name="P39">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22">The requirements for a higher level to describe OSGi applications that encapsulates the details of the various components that the application is built up from <text:span text:style-name="T125">are described in RFP 188. They are also available in this document</text:span>. <text:span text:style-name="T125">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80" text:outline-level="1"><text:bookmark-start text:name="__RefHeading___Toc4761_2682639303"/>Application Domain<text:bookmark-end text:name="__RefHeading___Toc4761_2682639303"/></text:h>
      <text:p text:style-name="P32"><text:span text:style-name="T28">When developing large enterprise applications it is often the case that very few people know the role of every bundle or configuration item </text:span><text:span text:style-name="T29">in the application</text:span><text:span text:style-name="T28">. To keep the architecture understandable a grouping mechanism is needed that allows for the representation of </text:span><text:span text:style-name="T30">parts</text:span><text:span text:style-name="T28"> of the application into larger entities that keep reasoning about the application manageable. </text:span><text:span text:style-name="T31">In such a domain members of teams spread across the organization will need to be able to both </text:span><text:span text:style-name="T29">develop new parts for the application as well as </text:span><text:span text:style-name="T31">make tweaks </text:span><text:span text:style-name="T32">or enhancements</text:span><text:span text:style-name="T31"> to their respective parts </text:span><text:span text:style-name="T29">such as </text:span><text:span text:style-name="T31">adding configuration and resources or changing one or more bundles relevant to their part of the application.</text:span></text:p>
      <text:p text:style-name="P24">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24">This RFP aims solving the problem of defining (large) applications in OSGi in a way that’s easy for humans and teams. </text:p>
      <text:p text:style-name="P25"><text:soft-page-break/></text:p>
      <text:h text:style-name="P90" text:outline-level="2"><text:bookmark-start text:name="__RefHeading___Toc4763_2682639303"/>Relation to existing OSGi specifications<text:bookmark-end text:name="__RefHeading___Toc4763_2682639303"/></text:h>
      <text:h text:style-name="P92" text:outline-level="3"><text:bookmark-start text:name="__RefHeading___Toc4765_2682639303"/>Subsystems Specification<text:bookmark-end text:name="__RefHeading___Toc4765_2682639303"/></text:h>
      <text:p text:style-name="P31"><text:span text:style-name="T33">While some might say that subsystems were designed for </text:span><text:span text:style-name="T34">the purpose</text:span><text:span text:style-name="T35">s</text:span><text:span text:style-name="T34"> outlined in this RFP</text:span><text:span text:style-name="T33">, subsystems are rather a possible way to implement the runtime </text:span><text:span text:style-name="T36">realization</text:span><text:span text:style-name="T33"> of </text:span><text:span text:style-name="T36">some aspects of</text:span><text:span text:style-name="T33"> the features.</text:span><text:span text:style-name="T37"> </text:span><text:span text:style-name="T38">Subsystems are lacking authoring support and don’t provide a</text:span><text:span text:style-name="T34">n architect-friendly design-time source format. Additionally, subsystems are limited to bundles, features often additionally declare configuration, custom content and custom metadata. </text:span><text:span text:style-name="T35">Experience has shown that while subsystems work, </text:span><text:span text:style-name="T39">authors of large systems find it difficult to work directly with these.</text:span></text:p>
      <text:h text:style-name="P92" text:outline-level="3"><text:bookmark-start text:name="__RefHeading___Toc4767_2682639303"/>Deployment Admin Specification<text:bookmark-end text:name="__RefHeading___Toc4767_2682639303"/></text:h>
      <text:p text:style-name="P3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93" text:outline-level="3"><text:bookmark-start text:name="__RefHeading___Toc4769_2682639303"/>Application Admin Specification<text:bookmark-end text:name="__RefHeading___Toc4769_2682639303"/></text:h>
      <text:p text:style-name="P34"><text:span text:style-name="T26">The Application Admin Specification allows the deployment and management of Applications in OSGi. </text:span><text:span text:style-name="T40">T</text:span><text:span text:style-name="T26">his specification is primarily aimed at UI-based applications. </text:span><text:span text:style-name="T40">While this application provides a run-time API for deployment and </text:span><text:span text:style-name="T69">management</text:span><text:span text:style-name="T40"> of applications, it does not provide </text:span><text:span text:style-name="T41">a way to model features and applications for a systems architect.</text:span></text:p>
      <text:h text:style-name="P86" text:outline-level="2"><text:bookmark-start text:name="__RefHeading___Toc4771_2682639303"/>Relation to existing Open Source solutions<text:bookmark-end text:name="__RefHeading___Toc4771_2682639303"/></text:h>
      <text:p text:style-name="P26">A number of existing solutions exist both in Open Source as well as in closed source. From the Open Source space Apache Karaf Features are popular, as well as Eclipse Features. Additionally Apache Felix Bundle Archives provide a mechanism that could be use<text:span text:style-name="T72">d</text:span> to deploy features. </text:p>
      <text:p text:style-name="P26">Apache Sling Features provide a way to design and run features using JSON.</text:p>
      <text:p text:style-name="P27">B<text:span text:style-name="T73">nd</text:span> provides a mechanism to create an application runfile from a set of seed bundles, matching requirements against capabilities provided through one or more repositories.</text:p>
      <text:p text:style-name="P26">Knowledge of the existing solutions <text:span text:style-name="T74">is</text:span> used to influence the requirements in this document.</text:p>
      <text:h text:style-name="P87" text:outline-level="2"><text:bookmark-start text:name="__RefHeading___Toc4773_2682639303"/>Roles<text:bookmark-end text:name="__RefHeading___Toc4773_2682639303"/></text:h>
      <text:p text:style-name="P35"><text:span text:style-name="T42">T</text:span><text:span text:style-name="T26">he following section outlines roles involved in the creation of Feature-based OSGi applications. Note that different roles may be performed by the same individual.</text:span></text:p>
      <text:p text:style-name="P36"><text:span text:style-name="T62">B</text:span><text:span text:style-name="T61">undle Developer</text:span><text:span text:style-name="T26"> – </text:span><text:span text:style-name="T43">A Bundle Developer writes OSGi bundle code. The Bundle Developer typically has a small scope and focuses on individual bundles or a small number of bundles that provide a cohesive piece of functionality. </text:span></text:p>
      <text:p text:style-name="P36"><text:span text:style-name="T61">Feature </text:span><text:span text:style-name="T62">D</text:span><text:span text:style-name="T61">eveloper</text:span><text:span text:style-name="T26"> – A </text:span><text:span text:style-name="T44">Feature Developer crea</text:span><text:span text:style-name="T45">tes OSGi features by collecting multiple bundles together to </text:span><text:span text:style-name="T46">create higher level components.</text:span></text:p>
      <text:p text:style-name="P35"><text:span text:style-name="T61">Application Architect</text:span><text:span text:style-name="T26"> – </text:span><text:span text:style-name="T47">The Application Architect designs a product by putting a number of high-level components together </text:span><text:span text:style-name="T48">in a document. She defines the interaction between components in the product, and the external interactions of the product.</text:span></text:p>
      <text:p text:style-name="P36"><text:soft-page-break/><text:span text:style-name="T63">Application </text:span><text:span text:style-name="T61">Assembler</text:span><text:span text:style-name="T26"> – </text:span><text:span text:style-name="T49">The </text:span><text:span text:style-name="T50">Application Assembler takes the input from the Application Architect and maps it to available features and configuration. He creates a high-level </text:span><text:span text:style-name="T51">feature representing the application</text:span><text:span text:style-name="T50"> from </text:span><text:span text:style-name="T51">existing</text:span><text:span text:style-name="T50"> features with add</text:span><text:span text:style-name="T51">ed</text:span><text:span text:style-name="T50"> </text:span><text:span text:style-name="T51">configuration.</text:span></text:p>
      <text:p text:style-name="P36"><text:span text:style-name="T63">Application </text:span><text:span text:style-name="T61">Deployer/</text:span><text:span text:style-name="T64">Administrator</text:span><text:span text:style-name="T26"> – </text:span><text:span text:style-name="T51">The Application Deployer takes the feature created by the Application Assembler and turns it into a </text:span><text:span text:style-name="T52">runnable</text:span><text:span text:style-name="T51"> application. He does this by mapping all requirements to capabilities and by resolving all version ranges to a specific version. </text:span><text:span text:style-name="T53">He sets configuration to integrate with external systems such as databases, external microservices and others. </text:span><text:span text:style-name="T51">He then runs the application on his infrastructure.</text:span></text:p>
      <text:p text:style-name="P37"><text:span text:style-name="T61">Quality Engineer</text:span><text:span text:style-name="T26"> – </text:span><text:span text:style-name="T54">A Quality Engineer needs to test an application before it’s released. The QE may also be asked to ensure that the application still works when one or more individual bundles or features, configuration or other resources are replaced </text:span><text:span text:style-name="T55">with different ones.</text:span></text:p>
      <text:h text:style-name="P88" text:outline-level="2"><text:bookmark-start text:name="__RefHeading___Toc4775_2682639303"/>Terminology + Abbreviations<text:bookmark-end text:name="__RefHeading___Toc4775_2682639303"/></text:h>
      <text:p text:style-name="Body"><text:span text:style-name="T65">Feature</text:span><text:span text:style-name="T56"> – A feature combines a number of bundles together to provide a logical piece of functionality. Features </text:span><text:span text:style-name="T26">may also depend on other features, configuration and other artifacts. </text:span></text:p>
      <text:p text:style-name="P22"><text:span text:style-name="T67">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change-start text:change-id="ct105553181573120"/></text:p>
      <text:p text:style-name="P29"><text:span text:style-name="T67">Feature Deployment </text:span><text:span text:style-name="T68">Agent</text:span> <text:change-end text:change-id="ct105553181573120"/><text:change-start text:change-id="ct105553181743200"/>–<text:change-end text:change-id="ct105553181743200"/><text:change-start text:change-id="ct105553181743680"/> <text:change-end text:change-id="ct105553181743680"/><text:change-start text:change-id="ct105553181573360"/>An entity which is capable of consuming feature models<text:change-end text:change-id="ct105553181573360"/><text:change-start text:change-id="ct105553181573600"/>, <text:change-end text:change-id="ct105553181573600"/><text:change-start text:change-id="ct105553181573840"/><text:span text:style-name="T136">to produce a representation for a runtime context.</text:span><text:change-end text:change-id="ct105553181573840"/></text:p>
      <text:h text:style-name="P80" text:outline-level="1"><text:bookmark-start text:name="__RefHeading___Toc4777_2682639303"/>Problem Description<text:bookmark-end text:name="__RefHeading___Toc4777_2682639303"/></text:h>
      <text:p text:style-name="P38"><text:span text:style-name="T26">OSGi has no support for describing large applications. Application developers need to come up with their own way to do this. When applications are </text:span><text:span text:style-name="T57">getting larger</text:span><text:span text:style-name="T26"> and are developed by multiple teams this becomes a challenge, especially in cases where the application </text:span><text:span text:style-name="T57">is</text:span><text:span text:style-name="T26"> composed of multiple </text:span><text:span text:style-name="T57">features </text:span><text:span text:style-name="T26">each of which are groups of bundles, </text:span><text:span text:style-name="T57">configuration, metadata and other artifacts.</text:span></text:p>
      <text:h text:style-name="P80" text:outline-level="1"><text:bookmark-start text:name="__RefHeading___Toc4779_2682639303"/>Requirements<text:bookmark-end text:name="__RefHeading___Toc4779_2682639303"/></text:h>
      <text:p text:style-name="P28"><text:span text:style-name="T127">This specification</text:span> should meet the following requirements:</text:p>
      <text:list xml:id="list3160532472" text:style-name="L2">
        <text:list-item>
          <text:p text:style-name="P102"><text:soft-page-break/>FM010 – The feature model should be described through a text format which is easily consumable by both humans and machines, that can be edited with common editors and support text-based diff operations.</text:p>
        </text:list-item>
        <text:list-item>
          <text:p text:style-name="P102">FM020 – A feature must be describ<text:span text:style-name="T75">ed</text:span> through a single file.</text:p>
        </text:list-item>
        <text:list-item>
          <text:p text:style-name="P102">FM040 – The feature model language must support comments.</text:p>
        </text:list-item>
        <text:list-item>
          <text:p text:style-name="P102">FM050 – The feature model may support more than one text-based definition language where the language used can be easily inferred, for example from the file extension.</text:p>
        </text:list-item>
        <text:list-item>
          <text:p text:style-name="P102">FM060 – The feature model should provide support for long and multi-line values without creating files that become hard to handle.</text:p>
        </text:list-item>
        <text:list-item>
          <text:p text:style-name="P102">FM070 – A feature must have a <text:span text:style-name="T76">version</text:span>.</text:p>
        </text:list-item>
        <text:list-item>
          <text:p text:style-name="P102">FM080 – A feature must have a <text:span text:style-name="T76">unique identifier, which contains the </text:span>version.</text:p>
        </text:list-item>
        <text:list-item>
          <text:p text:style-name="P102">FM090 – A feature <text:span text:style-name="T77">identifier </text:span>must be <text:span text:style-name="T77">mappable to</text:span> Apache Maven coordinates.</text:p>
        </text:list-item>
        <text:list-item>
          <text:p text:style-name="P102">FM100 – It must be possible to specify the bundles belonging to the feature, including version.</text:p>
        </text:list-item>
        <text:list-item>
          <text:p text:style-name="P103">FM111 – It must be possible to <text:span text:style-name="T78">identify</text:span> a bundle <text:span text:style-name="T78">using</text:span> repository coordinates, for example for a Maven repository.</text:p>
        </text:list-item>
        <text:list-item>
          <text:p text:style-name="P102">FM120 – The feature model must allow the specification of the order in which the bundles inside the feature are started. This should be relative to when the feature itself is started.</text:p>
        </text:list-item>
        <text:list-item>
          <text:p text:style-name="P102">FM130 – It must be possible to define whether a bundle is <text:span text:style-name="T71">always enabled in a feature or conditionally enabled</text:span>.</text:p>
        </text:list-item>
        <text:list-item>
          <text:p text:style-name="P102">FM140 – It must be possible to associate any additional metadata like a hash with a bundle.</text:p>
        </text:list-item>
        <text:list-item>
          <text:p text:style-name="P102">FM150 – It must be possible to specify the OSGi configurations for a feature.</text:p>
        </text:list-item>
        <text:list-item>
          <text:p text:style-name="P102">FM160 – Both normal OSGi configurations as well as factory configurations must be supported. The feature model must support all data types supported by the OSGi Configuration Admin specification.</text:p>
        </text:list-item>
        <text:list-item>
          <text:p text:style-name="P102">FM170 – The OSGi configuration resource format as defined in the OSGi Configurator Specification must be supported.</text:p>
        </text:list-item>
        <text:list-item>
          <text:p text:style-name="P102">FM180 – It must be possible to associate an OSGi configuration with a bundle within a feature. If the bundle is not <text:span text:style-name="T79">enabled</text:span> then the associated configuration also does not get installed.</text:p>
        </text:list-item>
        <text:list-item>
          <text:p text:style-name="P102">FM190 – It must be possible to define framework <text:span text:style-name="T80">launch </text:span>properties <text:span text:style-name="T81">in a feature</text:span>.</text:p>
        </text:list-item>
        <text:list-item>
          <text:p text:style-name="P104">FM195 – it must <text:span text:style-name="T70">be</text:span> possibe to define system properties in a feature.</text:p>
        </text:list-item>
        <text:list-item>
          <text:p text:style-name="P102">FM200 – The feature model must be extensible to allow other artifacts than bundles.</text:p>
        </text:list-item>
        <text:list-item>
          <text:p text:style-name="P103">FM<text:span text:style-name="T82">211</text:span> – It must be possible to <text:span text:style-name="T82">identify artifacts in a feature using </text:span>repository coordinates, for example for a Maven repository.</text:p>
        </text:list-item>
        <text:list-item>
          <text:p text:style-name="P102"><text:soft-page-break/>FM220 – It must be possible to associate any additional metadata like a hash with an artifact.</text:p>
        </text:list-item>
        <text:list-item>
          <text:p text:style-name="P102">FM230 – It must be possible to define whether an artifact always enabled in a feature or conditionally enabled.</text:p>
        </text:list-item>
        <text:list-item>
          <text:p text:style-name="P102">FM260 – A feature must be able to specify additional requirements and capabilities that extend the requirements and capabilities from the contained artifacts.</text:p>
        </text:list-item>
        <text:list-item>
          <text:p text:style-name="P102">FM270 – A feature must be able to <text:span text:style-name="T83">use another feature as a prototype</text:span>.</text:p>
        </text:list-item>
        <text:list-item>
          <text:p text:style-name="P102">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02">FM290 – The feature model must describe how several features are aggregated to build a higher level feature. This description must include all parts of the feature model (bundles, configurations, framework properties etc.). The <text:span text:style-name="T84">process</text:span> should be general for extension<text:span text:style-name="T84">s</text:span>, which means it should describe how extensions are aggregated without requiring the model implementation to know the type of extension.</text:p>
        </text:list-item>
        <text:list-item>
          <text:p text:style-name="P101"><text:span text:style-name="T58">FM300 – It must be possible to declare </text:span><text:span text:style-name="T59">that</text:span><text:span text:style-name="T58"> a feature is transitively closed, </text:span><text:span text:style-name="T60">this defines a ‘Complete Feature’.</text:span></text:p>
        </text:list-item>
        <text:list-item>
          <text:p text:style-name="P105">FM305 – The solution may define a packaging format for features, including their contents.</text:p>
        </text:list-item>
        <text:list-item>
          <text:p text:style-name="P102">FM310 – When features are aggregated, to create a higher level feature, and a <text:span text:style-name="T86">clash is detected wrt their contents, a conflict resolution mechanism must be defined.</text:span></text:p>
        </text:list-item>
        <text:list-item>
          <text:p text:style-name="P102">FM3<text:span text:style-name="T87">4</text:span>0 – The feature model must calculate the startup order of bundles for an aggregated <text:span text:style-name="T88">feature</text:span> respecting the dependencies between features and their contents.</text:p>
        </text:list-item>
        <text:list-item>
          <text:p text:style-name="P102">FM3<text:span text:style-name="T87">5</text:span>0 – The feature model must support variables to be used <text:span text:style-name="T88">for configurations and framework properties</text:span>, avoiding the need to repeat the same value several times, <text:span text:style-name="T89">and to allow late binding</text:span>.</text:p>
        </text:list-item>
        <text:list-item>
          <text:p text:style-name="P102">FM4<text:span text:style-name="T87">0</text:span>0 – It must be possible to specify the framework <text:span text:style-name="T90">implementation </text:span>to launch <text:s/>as part of the <text:span text:style-name="T91">feature</text:span> model.</text:p>
        </text:list-item>
        <text:list-item>
          <text:p text:style-name="P102">FM4<text:span text:style-name="T87">3</text:span>0 – The feature model must support additional, optional information about the feature like a human readable title, a description, vendor and licensing information.</text:p>
        </text:list-item>
        <text:list-item>
          <text:p text:style-name="P102">FM4<text:span text:style-name="T87">4</text:span>0 – The feature model must use a <text:span text:style-name="T92">semantically </text:span>versioned descriptor format so that if the format evolves in the future users can state in feature model files what version they are written for.</text:p>
        </text:list-item>
        <text:list-item>
          <text:p text:style-name="P106">FM500 – All artifacts need the ability to establish trust and detect tampering, for example via signing.</text:p>
        </text:list-item>
        <text:list-item>
          <text:p text:style-name="P107">FM510 – The feature model should support conditionally including bundles, based on system properties and/or capabilities.</text:p>
        </text:list-item>
        <text:list-item>
          <text:p text:style-name="P108"><text:span text:style-name="T26">FM520 – It should be possible to specify classpath, module-path and JVM/</text:span><text:span text:style-name="T85">System</text:span><text:span text:style-name="T26"> properties in a feature file.</text:span></text:p>
        </text:list-item>
      </text:list>
      <text:h text:style-name="P80" text:outline-level="1"><text:bookmark-start text:name="__RefHeading___Toc4781_2682639303"/><text:soft-page-break/>Technical Solution<text:bookmark-end text:name="__RefHeading___Toc4781_2682639303"/></text:h>
      <text:h text:style-name="Heading_20_2" text:outline-level="2"><text:bookmark-start text:name="__RefHeading___Toc4783_2682639303"/>Feature Mode<text:span text:style-name="T141">l</text:span><text:bookmark-end text:name="__RefHeading___Toc4783_2682639303"/></text:h>
      <text:p text:style-name="P1">The central concept of this specification is the Feature Model. Each Feature <text:span text:style-name="T129">defined using the Feature Model </text:span>has a unique ID and version<text:change-start text:change-id="ct105553181784608"/>, <text:span text:style-name="T131">which together define the Feature identity</text:span><text:change-end text:change-id="ct105553181784608"/>. It can hold a number of <text:span text:style-name="T110">entities</text:span>, including a list of bundles, configuration<text:span text:style-name="T1">s,</text:span><text:change text:change-id="ct105553248855424"/><text:span text:style-name="T1"> capabilities, requirements</text:span> and others. Features a<text:span text:style-name="T98">re extensible, so a Feature can also hold any number of custom entities which are related to the Feature.</text:span></text:p>
      <text:p text:style-name="P50">Features may have dependenc<text:span text:style-name="T101">ies</text:span> on other Features. <text:span text:style-name="T105">Features inherit the capabilities and requirements from all bundles listed in the Feature, and can also have additional capabilities and requirements on the Feature level. Multiple Features can be combined together</text:span><text:change-start text:change-id="ct105553181784848"/><text:span text:style-name="T105"> (Todor: what does it mean to combine features)</text:span><text:change-end text:change-id="ct105553181784848"/><text:span text:style-name="T105"> to have all dependencies satisfied within a single Feature. A Feature which does not have any unsatisfied dependencies is said to be </text:span><text:span text:style-name="T12">complete</text:span><text:change-start text:change-id="ct105553181785088"/><text:span text:style-name="T12"> </text:span><text:span text:style-name="T17">– </text:span><text:span text:style-name="T18">needs additional context</text:span><text:change-end text:change-id="ct105553181785088"/><text:change-start text:change-id="ct105553181785328"/><text:span text:style-name="T12"> (Christian: the target platform should be part of this)</text:span><text:change-end text:change-id="ct105553181785328"/><text:span text:style-name="T104">.</text:span><text:change-start text:change-id="ct105553181785568"/><text:span text:style-name="T104"> Could be </text:span><text:change-end text:change-id="ct105553181785568"/><text:change-start text:change-id="ct105553181785808"/><text:span text:style-name="T104">outside, or expressed in an extension.</text:span><text:change-end text:change-id="ct105553181785808"/></text:p>
      <text:p text:style-name="P41">Once created a Feature is immutable. It cannot be modified. However <text:span text:style-name="T128">another</text:span> Feature with a <text:span text:style-name="T100">different</text:span> identity can be created which is based on a given Feature using the prototype mechanism. </text:p>
      <text:h text:style-name="Heading_20_3" text:outline-level="3"><text:bookmark-start text:name="__RefHeading___Toc4785_2682639303"/>Bundles<text:bookmark-end text:name="__RefHeading___Toc4785_2682639303"/></text:h>
      <text:p text:style-name="P42">Features often list a number of bundles that <text:span text:style-name="T126">provide</text:span> the functionality provided by the Feature. Bundles are listed by referencing them so that they can be resolved from a repository. Bundles can have metadata associated with them, such as the relative start order of the bundle in the Feature<text:change-start text:change-id="ct105553181762464"/> <text:span text:style-name="T135">(needs conflict resolution)</text:span><text:change-end text:change-id="ct105553181762464"/>. Custom metadata can also be provided. <text:span text:style-name="T106">A single Feature can provide multiple versions of the same bundle, if desired.</text:span></text:p>
      <text:h text:style-name="P94" text:outline-level="3"><text:bookmark-start text:name="__RefHeading___Toc4787_2682639303"/>Configuration<text:span text:style-name="T97">s</text:span><text:bookmark-end text:name="__RefHeading___Toc4787_2682639303"/></text:h>
      <text:p text:style-name="P2">Features support configuration using the OSGi Configurator syntax.<text:change text:change-id="ct105553248821216"/><text:change-start text:change-id="ct105553181762944"/></text:p>
      <text:p text:style-name="P49">PID or Factory PID conflicts need conflict resolution.<text:change-end text:change-id="ct105553181762944"/></text:p>
      <text:h text:style-name="P95" text:outline-level="3"><text:bookmark-start text:name="__RefHeading___Toc4789_2682639303"/>Framework properties<text:bookmark-end text:name="__RefHeading___Toc4789_2682639303"/></text:h>
      <text:p text:style-name="P47">When a Feature is launched in an OSGi framework it may be necessary to specify Framework properties. <text:span text:style-name="T108">These can be provided in the Framework Properties section of the Feature Model.</text:span><text:change-start text:change-id="ct105553181589744"/></text:p>
      <text:p text:style-name="P48">If the Feature deployment <text:span text:style-name="T137">agent</text:span> is not able to set the <text:change-end text:change-id="ct105553181589744"/><text:change-start text:change-id="ct105553248904576"/><text:span text:style-name="T142">F</text:span><text:change-end text:change-id="ct105553248904576"/><text:change-start text:change-id="ct105553181589504"/><text:span text:style-name="T142">ramework </text:span>properties it <text:span text:style-name="T134">may</text:span> fail.<text:change-end text:change-id="ct105553181589504"/></text:p>
      <text:h text:style-name="P96" text:outline-level="3"><text:bookmark-start text:name="__RefHeading___Toc4791_2682639303"/><text:span text:style-name="T107">Variable</text:span>s<text:bookmark-end text:name="__RefHeading___Toc4791_2682639303"/></text:h>
      <text:p text:style-name="P3">Configurations and Framework Properties support late binding of values. This enables <text:span text:style-name="T129">setting</text:span> these items <text:change-start text:change-id="ct105553181589984"/><text:span text:style-name="T133">through the deployment </text:span><text:change-end text:change-id="ct105553181589984"/><text:change-start text:change-id="ct105553181590224"/><text:span text:style-name="T133">agent</text:span><text:change-end text:change-id="ct105553181590224"/><text:change text:change-id="ct105553181590464"/>, for example to specify a database user name or <text:span text:style-name="T109">other information that may be variable between runtimes.</text:span></text:p>
      <text:h text:style-name="P97" text:outline-level="3"><text:bookmark-start text:name="__RefHeading___Toc4793_2682639303"/>Prototyp<text:span text:style-name="T103">e</text:span><text:bookmark-end text:name="__RefHeading___Toc4793_2682639303"/></text:h>
      <text:p text:style-name="P46">If a Feature is similar to another Feature, it can use the other Feature as its prototype. Entities can be removed from the prototype and additional entities can be <text:span text:style-name="T111">added in the resulting Feature. Prototypes can be used to create variants of existing Features. The newly created Features must have a different ID than the prototype they’re based on.</text:span> </text:p>
      <text:p text:style-name="P4"><text:change text:change-id="ct105553181763184"/><text:soft-page-break/></text:p>
      <text:h text:style-name="P98" text:outline-level="3"><text:bookmark-start text:name="__RefHeading___Toc4795_2682639303"/>Extensibility<text:bookmark-end text:name="__RefHeading___Toc4795_2682639303"/></text:h>
      <text:p text:style-name="P43">Features are exte<text:span text:style-name="T114">nsible. This means that custom content can be provided inside the Feature Model. The custom content can be used to store extra metadata in the Feature, or to define additional processing associated with the Feature. Extensions can be handled through plugins </text:span><text:change-start text:change-id="ct105553181812096"/><text:span text:style-name="T114">or external tools </text:span><text:change-end text:change-id="ct105553181812096"/><text:span text:style-name="T114">at various times in the Feature lifecycle.</text:span></text:p>
      <text:p text:style-name="P44">Extension content can be provided in the following types:</text:p>
      <text:list xml:id="list2035927908" text:style-name="L3">
        <text:list-item>
          <text:p text:style-name="P109">TEXT: the content is provided as plain text.</text:p>
        </text:list-item>
        <text:list-item>
          <text:p text:style-name="P109">JSON: the content is specified as custom JSON.</text:p>
        </text:list-item>
        <text:list-item>
          <text:p text:style-name="P109">ARTIFACTS: the content declares a list of artifacts, similar to the bundles listed in the Feature.</text:p>
        </text:list-item>
      </text:list>
      <text:p text:style-name="P5">Additionally, custom <text:span text:style-name="T118">extensions</text:span> can declare whether they need to be handled <text:change-start text:change-id="ct105553248905776"/><text:span text:style-name="T143">during processing. </text:span><text:change-end text:change-id="ct105553248905776"/><text:change text:change-id="ct105553248874688"/><text:change text:change-id="ct105553248907216"/><text:change text:change-id="ct105553181590704"/><text:change text:change-id="ct105553248910816"/><text:change-start text:change-id="ct105553181857888"/><text:span text:style-name="T20">Extensions are optional by default, i</text:span><text:change-end text:change-id="ct105553181857888"/><text:span text:style-name="T3">f the extension requires that it must be handled by a plugin at </text:span><text:change text:change-id="ct105553181591424"/><text:change-start text:change-id="ct105553181591664"/><text:span text:style-name="T19">during processing</text:span><text:change-end text:change-id="ct105553181591664"/><text:span text:style-name="T3"> it can declare itself as </text:span><text:span text:style-name="T2">mand</text:span><text:span text:style-name="T13">atory</text:span><text:span text:style-name="T16">. </text:span><text:span text:style-name="T4">In this case, if no plugin is present to handle the extension, </text:span><text:change-start text:change-id="ct105553181591904"/><text:span text:style-name="T19">the entity pr</text:span><text:change-end text:change-id="ct105553181591904"/><text:change-start text:change-id="ct105553181592144"/><text:span text:style-name="T19">ocessing the </text:span><text:change-end text:change-id="ct105553181592144"/><text:span text:style-name="T19">Feature</text:span><text:change-start text:change-id="ct105553248860944"/><text:span text:style-name="T19"> should fail</text:span><text:change-end text:change-id="ct105553248860944"/><text:change text:change-id="ct105553181592864"/><text:span text:style-name="T4">.</text:span></text:p>
      <text:h text:style-name="P98" text:outline-level="3"><text:bookmark-start text:name="__RefHeading___Toc4797_2682639303"/>Aggregation<text:bookmark-end text:name="__RefHeading___Toc4797_2682639303"/></text:h>
      <text:p text:style-name="P6">Multiple Features can be combined into a larger Feature. This can be useful to assemble a runtime or application out of a number of <text:span text:style-name="T130">smaller</text:span> Features.<text:change text:change-id="ct105553181593104"/><text:change-start text:change-id="ct105553181593344"/></text:p>
      <text:p text:style-name="P51">Suggestion: support aggregate definition files<text:change-end text:change-id="ct105553181593344"/><text:change-start text:change-id="ct105553181593584"/> <text:span text:style-name="T139">so that global aggregation can be done a</text:span><text:change-end text:change-id="ct105553181593584"/><text:change-start text:change-id="ct105553181593824"/><text:span text:style-name="T139">nd provide the opportunity to re-make decisions made for previous aggregations.</text:span><text:change-end text:change-id="ct105553181593824"/><text:change-start text:change-id="ct105553181594064"/><text:span text:style-name="T139"> Maybe in the feature? Maybe as a requirement?</text:span><text:change-end text:change-id="ct105553181594064"/></text:p>
      <text:p text:style-name="P6">During aggregation conflict resolution may be necessary and merge strategies are needed. For example when <text:span text:style-name="T130">multiple </text:span>Features declare the same bundle in different versions or when multiple Features declare the same configuration PID. <text:span text:style-name="T112">Additionally the aggregation process provides an opportunity for tooling to validate Features and/or the aggregation result. For example to see if the resulting aggregate is complete, or other.</text:span></text:p>
      <text:p text:style-name="P45"><text:span text:style-name="T130">P</text:span>lugins can be provided that act on the merging of extensions. They can implement custom merging strategies, or otherwise act on the extensions. <text:change-start text:change-id="ct105553181734736"/><text:span text:style-name="T140">The operational details of these extensions are outside of the scope of this specification.</text:span><text:change-end text:change-id="ct105553181734736"/></text:p>
      <text:h text:style-name="Heading_20_2" text:outline-level="2"><text:bookmark-start text:name="__RefHeading___Toc4799_2682639303"/>Feature Descriptor<text:bookmark-end text:name="__RefHeading___Toc4799_2682639303"/></text:h>
      <text:p text:style-name="P52">The Feature Model is commonly described using a Feature JSON file. <text:change-start text:change-id="ct105553181734976"/></text:p>
      <text:p text:style-name="P53">BJ: wants SymbolicName + Version being the ID, not Maven GAV.<text:change-end text:change-id="ct105553181734976"/></text:p>
      <text:h text:style-name="P99" text:outline-level="3"><text:bookmark-start text:name="__RefHeading___Toc4801_2682639303"/>Example Feature Model<text:bookmark-end text:name="__RefHeading___Toc4801_2682639303"/></text:h>
      <text:p text:style-name="P72">{</text:p>
      <text:p text:style-name="P72"><text:s text:c="4"/>"#": "A key that starts with a hash is a comment",</text:p>
      <text:p text:style-name="P72"><text:s text:c="4"/>"id": "org.<text:span text:style-name="T113">foo.bar</text:span>:my.app:1.0",</text:p>
      <text:p text:style-name="P72"/>
      <text:p text:style-name="P72"><text:s text:c="4"/>"title": "A title for the feature. (optional)",</text:p>
      <text:p text:style-name="P72"><text:s text:c="4"/>"description": "A description for the feature. (optional)",</text:p>
      <text:p text:style-name="P72"><text:s text:c="4"/>"vendor": "The feature vendor, for example 'Apache Software Foundation'. (optional)",</text:p>
      <text:p text:style-name="P72"><text:s text:c="4"/>"license": "The license of this feature file, for example 'ASL-2'. (optional)",</text:p>
      <text:p text:style-name="P72"><text:s text:c="4"/>"location": "The location might be the location of the feature file or any other means identifying where the object is defined. (optional)",</text:p>
      <text:p text:style-name="P72"><text:soft-page-break/></text:p>
      <text:p text:style-name="P72"><text:s text:c="4"/>"# A complete feature has no external dependencies": "(optional)",</text:p>
      <text:p text:style-name="P72"><text:s text:c="4"/>"complete": true,</text:p>
      <text:p text:style-name="P72"/>
      <text:p text:style-name="P72"><text:s text:c="4"/>"# A final feature cannot be used as a prototype for another feature": "(optional)",</text:p>
      <text:p text:style-name="P72"><text:s text:c="4"/>"final": false,</text:p>
      <text:p text:style-name="P72"/>
      <text:p text:style-name="P72"><text:s text:c="4"/>"# variables": "used in configuration and framework properties are substituted at launch time.",</text:p>
      <text:p text:style-name="P72"><text:s text:c="4"/>"variables": {</text:p>
      <text:p text:style-name="P72"><text:s text:c="8"/>"cfgvar": "somedefault",</text:p>
      <text:p text:style-name="P72"><text:s text:c="8"/>"org.abc.xyz": "1.2.3"</text:p>
      <text:p text:style-name="P72"><text:s text:c="4"/>},</text:p>
      <text:p text:style-name="P72"/>
      <text:p text:style-name="P72"><text:s text:c="4"/>"# A prototype is another feature that is used as a prototype for this one ":</text:p>
      <text:p text:style-name="P72"><text:s text:c="4"/>"# Bundles, configurations and framework properties can be removed from the ",</text:p>
      <text:p text:style-name="P72"><text:s text:c="4"/>"# prototype. Bundles with the same artifact ID defined in the feature override ":</text:p>
      <text:p text:style-name="P72"><text:s text:c="4"/>"# bundles with this artifact ID in the Prototype",</text:p>
      <text:p text:style-name="P72"><text:s text:c="4"/>"prototype": </text:p>
      <text:p text:style-name="P72"><text:s text:c="8"/>{</text:p>
      <text:p text:style-name="P72"><text:s text:c="12"/>"id": "org.<text:span text:style-name="T93">foo</text:span>:some-other-feature:1.2.3",</text:p>
      <text:p text:style-name="P72"><text:s text:c="12"/>"removals": {</text:p>
      <text:p text:style-name="P73"><text:s text:c="16"/>"#": "<text:span text:style-name="T94">Configurations, bundles and framework properties from the prototype can be removed</text:span>.", <text:s text:c="15"/></text:p>
      <text:p text:style-name="P72"><text:s text:c="16"/>"configurations": [],</text:p>
      <text:p text:style-name="P72"><text:s text:c="16"/>"bundles": [],</text:p>
      <text:p text:style-name="P72"><text:s text:c="16"/>"framework-properties": []</text:p>
      <text:p text:style-name="P72"><text:s text:c="12"/>}</text:p>
      <text:p text:style-name="P72"><text:s text:c="8"/>},</text:p>
      <text:p text:style-name="P72"/>
      <text:p text:style-name="P74"><text:s text:c="4"/>"# Requirements over and above the requirements in the bundles.": "",</text:p>
      <text:p text:style-name="P72"><text:s text:c="4"/>"requirements": [</text:p>
      <text:p text:style-name="P72"><text:s text:c="8"/>{</text:p>
      <text:p text:style-name="P72"><text:s text:c="12"/>"namespace": "osgi.contract",</text:p>
      <text:p text:style-name="P72"><text:s text:c="12"/>"directives": {</text:p>
      <text:p text:style-name="P72"><text:s text:c="16"/>"filter": "(&amp;(osgi.contract=JavaServlet)(version=3.1))"</text:p>
      <text:p text:style-name="P72"><text:s text:c="12"/>}</text:p>
      <text:p text:style-name="P72"><text:s text:c="8"/>}</text:p>
      <text:p text:style-name="P72"><text:s text:c="4"/>],</text:p>
      <text:p text:style-name="P72"/>
      <text:p text:style-name="P72"><text:s text:c="4"/>"# Capabilities over and above the capabilities provided by the bundles referenced ":</text:p>
      <text:p text:style-name="P72"><text:s text:c="4"/>"# by the feature.",</text:p>
      <text:p text:style-name="P72"><text:s text:c="4"/>"capabilities": [</text:p>
      <text:p text:style-name="P72"><text:s text:c="8"/>{</text:p>
      <text:p text:style-name="P72"><text:s text:c="12"/>"namespace": "osgi.implementation",</text:p>
      <text:p text:style-name="P72"><text:s text:c="12"/>"attributes": {</text:p>
      <text:p text:style-name="P72"><text:s text:c="16"/>"osgi.implementation": "osgi.http",</text:p>
      <text:p text:style-name="P72"><text:s text:c="16"/>"version:Version": "1.1"</text:p>
      <text:p text:style-name="P72"><text:s text:c="12"/>},</text:p>
      <text:p text:style-name="P72"><text:s text:c="12"/>"directives": {</text:p>
      <text:p text:style-name="P72"><text:s text:c="16"/>"uses": "javax.servlet,javax.servlet.http,org.osgi.service.http.context,org.osgi.service.http.whiteboard"</text:p>
      <text:p text:style-name="P72"><text:s text:c="12"/>}</text:p>
      <text:p text:style-name="P72"><text:s text:c="8"/>},</text:p>
      <text:p text:style-name="P72"><text:s text:c="8"/>{</text:p>
      <text:p text:style-name="P72"><text:s text:c="12"/>"namespace": "osgi.service",</text:p>
      <text:p text:style-name="P72"><text:s text:c="12"/>"attributes": {</text:p>
      <text:p text:style-name="P72"><text:s text:c="16"/>"objectClass:List&lt;String&gt;": "org.osgi.service.http.runtime.HttpServiceRuntime"</text:p>
      <text:p text:style-name="P72"><text:s text:c="12"/>},</text:p>
      <text:p text:style-name="P72"><text:s text:c="12"/>"directives": {</text:p>
      <text:p text:style-name="P72"><text:s text:c="16"/>"uses": "org.osgi.service.http.runtime,org.osgi.service.http.runtime.dto"</text:p>
      <text:p text:style-name="P72"><text:s text:c="12"/>}</text:p>
      <text:p text:style-name="P72"><text:s text:c="8"/>}</text:p>
      <text:p text:style-name="P72"><text:s text:c="4"/>],</text:p>
      <text:p text:style-name="P72"/>
      <text:p text:style-name="P72"><text:s text:c="4"/>"# Framework properties to be provided to the running OSGi Framework":"",</text:p>
      <text:p text:style-name="P72"><text:s text:c="4"/>"framework-properties": {</text:p>
      <text:p text:style-name="P72"><text:s text:c="8"/>"foo": 1,</text:p>
      <text:p text:style-name="P72"><text:soft-page-break/><text:s text:c="8"/>"org.osgi.framework.storage": "${tempdir}",</text:p>
      <text:p text:style-name="P72"><text:s text:c="8"/>"org.apache.felix.scr.directory": "launchpad/scr"</text:p>
      <text:p text:style-name="P72"><text:s text:c="4"/>},</text:p>
      <text:p text:style-name="P72"/>
      <text:p text:style-name="P72"><text:s text:c="4"/>"# The bundles that are part of the feature. Bundles are referenced using Maven ":</text:p>
      <text:p text:style-name="P72"><text:s text:c="4"/>"# coordinates and can have additional metadata associated with them. Bundles can ",</text:p>
      <text:p text:style-name="P72"><text:s text:c="4"/>"# specified as either a simple string (the Maven coordinates of the bundle) or ":</text:p>
      <text:p text:style-name="P72"><text:s text:c="4"/>"# as an object with 'id' and additional metadata.",</text:p>
      <text:p text:style-name="P72"><text:s text:c="4"/>"bundles": [</text:p>
      <text:p text:style-name="P72"><text:s text:c="8"/>{</text:p>
      <text:p text:style-name="P72"><text:s text:c="12"/>"id": "org.<text:span text:style-name="T95">foo.bar</text:span>:<text:span text:style-name="T96">util-bundle</text:span>:2.2.0",</text:p>
      <text:p text:style-name="P72"><text:s text:c="12"/>"hash": "4632463464363646436",</text:p>
      <text:p text:style-name="P72"/>
      <text:p text:style-name="P72"><text:s text:c="12"/>"#": "This is the relative start order inside the feature",</text:p>
      <text:p text:style-name="P72"><text:s text:c="12"/>"start-order": 5</text:p>
      <text:p text:style-name="P72"><text:s text:c="8"/>},</text:p>
      <text:p text:style-name="P72"><text:s text:c="8"/>{</text:p>
      <text:p text:style-name="P75"><text:s text:c="12"/>"id": "org.<text:span text:style-name="T95">foo.bar</text:span>:application-bundle:2.0.0",</text:p>
      <text:p text:style-name="P72"><text:s text:c="12"/>"start-order": 10</text:p>
      <text:p text:style-name="P72"><text:s text:c="8"/>},</text:p>
      <text:p text:style-name="P72"><text:s text:c="8"/>{</text:p>
      <text:p text:style-name="P75"><text:s text:c="12"/>"id": "org.<text:span text:style-name="T95">foo.bar</text:span>:another-bundle:2.1.0",</text:p>
      <text:p text:style-name="P72"/>
      <text:p text:style-name="P72"><text:s text:c="12"/>"#": "OSGi start level is also supported",</text:p>
      <text:p text:style-name="P72"><text:s text:c="12"/>"start-level": 20</text:p>
      <text:p text:style-name="P72"><text:s text:c="8"/>},</text:p>
      <text:p text:style-name="P72"><text:s text:c="8"/>"org.<text:span text:style-name="T123">foo.bar</text:span>:foo-xyz:1.2.3"</text:p>
      <text:p text:style-name="P72"><text:s text:c="4"/>],</text:p>
      <text:p text:style-name="P72"/>
      <text:p text:style-name="P72"><text:s text:c="4"/>"# The configurations are specified following the format defined by the OSGi Configurator ":</text:p>
      <text:p text:style-name="P72"><text:s text:c="4"/>"# specification: https://osgi.org/specification/osgi.cmpn/7.0.0/service.configurator.html ",</text:p>
      <text:p text:style-name="P72"><text:s text:c="4"/>"# Variables declared in the variables section can be used for late binding of variables, ":</text:p>
      <text:p text:style-name="P72"><text:s text:c="4"/>"# they can be specified with the Launcher, or the default from the variables section is used.",</text:p>
      <text:p text:style-name="P72"><text:s text:c="4"/>"# Factory configurations can be specified using the named factory syntax, which separates ":</text:p>
      <text:p text:style-name="P72"><text:s text:c="4"/>"# The factory PID and the name with a tilde '~'",</text:p>
      <text:p text:style-name="P72"><text:s text:c="4"/>"configurations": {</text:p>
      <text:p text:style-name="P72"><text:s text:c="8"/>"my.pid": {</text:p>
      <text:p text:style-name="P72"><text:s text:c="12"/>"foo": 5,</text:p>
      <text:p text:style-name="P72"><text:s text:c="12"/>"something-enabled": false,</text:p>
      <text:p text:style-name="P72"><text:s text:c="12"/>"bar": "${cfgvar}",</text:p>
      <text:p text:style-name="P72"/>
      <text:p text:style-name="P72"><text:s text:c="12"/>"# The tempdir variable is not specified at the variables section.":</text:p>
      <text:p text:style-name="P72"><text:s text:c="12"/>"# It needs to be provided at launch, otherwise the launch will stop.",</text:p>
      <text:p text:style-name="P72"><text:s text:c="12"/>"tempdir": "${tempdir}",</text:p>
      <text:p text:style-name="P72"/>
      <text:p text:style-name="P72"/>
      <text:p text:style-name="P72"><text:s text:c="12"/>"number:Integer": 7</text:p>
      <text:p text:style-name="P72"><text:s text:c="8"/>},</text:p>
      <text:p text:style-name="P72"><text:s text:c="8"/>"my.factory.pid~name": {</text:p>
      <text:p text:style-name="P72"><text:s text:c="11"/>"a.value":"yeah"</text:p>
      <text:p text:style-name="P72"><text:s text:c="8"/>}</text:p>
      <text:p text:style-name="P72"><text:s text:c="4"/>},</text:p>
      <text:p text:style-name="P76"><text:s text:c="4"/>"<text:span text:style-name="T115">sql-init|TEXT:true": {</text:span></text:p>
      <text:p text:style-name="P76"><text:s text:c="8"/>"<text:span text:style-name="T115"># create some database tables for this feature",</text:span></text:p>
      <text:p text:style-name="P76"><text:s text:c="8"/>"<text:span text:style-name="T115">CREATE TABLE FOO (...)</text:span>",</text:p>
      <text:p text:style-name="P76"><text:s text:c="8"/>"<text:span text:style-name="T115">CREATE TABLE BAR (...)"</text:span></text:p>
      <text:p text:style-name="P72"><text:s text:c="4"/><text:span text:style-name="T115">},</text:span></text:p>
      <text:p text:style-name="P72"><text:s text:c="4"/>"<text:span text:style-name="T117">my-metadata|JSON:false</text:span>": <text:span text:style-name="T116">{</text:span></text:p>
      <text:p text:style-name="P72"><text:s text:c="8"/>"<text:span text:style-name="T117">scm-location": "git@github.com:myorg/myproj.git"</text:span></text:p>
      <text:p text:style-name="P72"><text:s text:c="4"/><text:span text:style-name="T116">}</text:span></text:p>
      <text:p text:style-name="P72">}</text:p>
      <text:p text:style-name="Standard"><text:change text:change-id="ct105553248882912"/></text:p>
      <text:h text:style-name="P80" text:outline-level="1"><text:bookmark-start text:name="__RefHeading___Toc4811_2682639303"/><text:soft-page-break/>Data Transfer Objects<text:bookmark-end text:name="__RefHeading___Toc4811_2682639303"/></text:h>
      <text:p text:style-name="P54">RFC 185 defines Data Transfer Objects as a generic means for management solutions to interact with runtime entities in an OSGi Framework. DTOs provides a common, easily serializable representation of the technology.</text:p>
      <text:p text:style-name="P54">For all new functionality added to the OSGi Framework the question should be asked: would this feature benefit from a DTO? The expectation is that in most cases it would.</text:p>
      <text:p text:style-name="P54">The DTOs for the design in this RFC should be described here and if there are no DTOs being defined an explanation should be given explaining why this is not applicable in this case.</text:p>
      <text:p text:style-name="P54"><text:soft-page-break/>This section is optional and could also be provided in a separate RFC.</text:p>
      <text:h text:style-name="P80" text:outline-level="1"><text:bookmark-start text:name="__RefHeading___Toc4813_2682639303"/>Javadoc<text:bookmark-end text:name="__RefHeading___Toc4813_2682639303"/></text:h>
      <text:p text:style-name="P55"><text:span text:style-name="T2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6">https://www.osgi.org/members/RFC/Javadoc</text:span></text:a><text:span text:style-name="T23"> </text:span></text:p>
      <text:h text:style-name="P80" text:outline-level="1"><text:bookmark-start text:name="__RefHeading___Toc4815_2682639303"/>Considered Alternatives<text:bookmark-end text:name="__RefHeading___Toc4815_2682639303"/></text:h>
      <text:p text:style-name="P21">For posterity, record the design alternatives that were considered but rejected along with the reason for rejection. This is especially important for external/earlier solutions that were deemed not applicable.</text:p>
      <text:h text:style-name="P80" text:outline-level="1"><text:bookmark-start text:name="__RefHeading___Toc4817_2682639303"/>Security Considerations<text:bookmark-end text:name="__RefHeading___Toc4817_2682639303"/></text:h>
      <text:p text:style-name="P21">Description of all known vulnerabilities this may either introduce or address as well as scenarios of how the weaknesses could be circumvented.</text:p>
      <text:h text:style-name="P80" text:outline-level="1"><text:bookmark-start text:name="__RefHeading___Toc4819_2682639303"/><text:soft-page-break/>Document Support<text:bookmark-end text:name="__RefHeading___Toc4819_2682639303"/></text:h>
      <text:h text:style-name="P82" text:outline-level="2"><text:bookmark-start text:name="__RefHeading___Toc4821_2682639303"/>References<text:bookmark-end text:name="__RefHeading___Toc4821_2682639303"/></text:h>
      <text:list xml:id="list1196319203" text:style-name="WW8Num3">
        <text:list-item>
          <text:p text:style-name="P121"><text:bookmark-start text:name="_Ref493020620"/>Bradner, S., Key words for use in RFCs to Indicate Requirement Levels, RFC2119, March 1997.<text:bookmark-end text:name="_Ref493020620"/></text:p>
        </text:list-item>
        <text:list-item>
          <text:p text:style-name="P121">Software Requirements &amp; Specifications. Michael Jackson. ISBN 0-201-87712-0</text:p>
        </text:list-item>
      </text:list>
      <text:p text:style-name="P70"/>
      <text:p text:style-name="P22"><text:span text:style-name="T24">Add references simply by adding new items. You can then cross-refer to them by chosing &lt;Insert&gt;&lt;Cross Reference&gt;&lt;Numbered Item&gt; and then selecting the paragraph. </text:span><text:span text:style-name="T25">STATIC REFERENCES (I.E. BODGED) ARE NOT ACCEPTABLE, SOMEONE WILL HAVE TO UPDATE THEM LATER, SO DO IT PROPERLY NOW.</text:span></text:p>
      <text:h text:style-name="P82" text:outline-level="2"><text:bookmark-start text:name="__RefHeading___Toc4823_2682639303"/>Author’s Address<text:bookmark-end text:name="__RefHeading___Toc4823_2682639303"/></text:h>
      <text:p text:style-name="P22"/>
      <table:table table:name="Table2" table:style-name="Table2">
        <table:table-column table:style-name="Table2.A"/>
        <table:table-column table:style-name="Table2.B"/>
        <table:table-row table:style-name="Table2.1">
          <table:table-cell table:style-name="Table2.A1" office:value-type="string">
            <text:p text:style-name="P57">Name</text:p>
          </table:table-cell>
          <table:table-cell table:style-name="Table2.B1" office:value-type="string">
            <text:p text:style-name="P59">David Bosschaert</text:p>
          </table:table-cell>
        </table:table-row>
        <table:table-row table:style-name="Table2.1">
          <table:table-cell table:style-name="Table2.A1" office:value-type="string">
            <text:p text:style-name="P57">Company</text:p>
          </table:table-cell>
          <table:table-cell table:style-name="Table2.B1" office:value-type="string">
            <text:p text:style-name="P59">Adobe</text:p>
          </table:table-cell>
        </table:table-row>
        <table:table-row table:style-name="Table2.1">
          <table:table-cell table:style-name="Table2.A1" office:value-type="string">
            <text:p text:style-name="P57">Address</text:p>
          </table:table-cell>
          <table:table-cell table:style-name="Table2.B1" office:value-type="string">
            <text:p text:style-name="P57"/>
          </table:table-cell>
        </table:table-row>
        <table:table-row table:style-name="Table2.1">
          <table:table-cell table:style-name="Table2.A1" office:value-type="string">
            <text:p text:style-name="P57">Voice</text:p>
          </table:table-cell>
          <table:table-cell table:style-name="Table2.B1" office:value-type="string">
            <text:p text:style-name="P57"/>
          </table:table-cell>
        </table:table-row>
        <table:table-row table:style-name="Table2.1">
          <table:table-cell table:style-name="Table2.A1" office:value-type="string">
            <text:p text:style-name="P62">e-mail</text:p>
          </table:table-cell>
          <table:table-cell table:style-name="Table2.B1" office:value-type="string">
            <text:p text:style-name="P64">bosschae@adobe.com</text:p>
          </table:table-cell>
        </table:table-row>
      </table:table>
      <text:p text:style-name="P22"/>
      <table:table table:name="Table3" table:style-name="Table3">
        <table:table-column table:style-name="Table3.A"/>
        <table:table-column table:style-name="Table3.B"/>
        <table:table-row table:style-name="Table3.1">
          <table:table-cell table:style-name="Table3.A1" office:value-type="string">
            <text:p text:style-name="P58">Name</text:p>
          </table:table-cell>
          <table:table-cell table:style-name="Table3.B1" office:value-type="string">
            <text:p text:style-name="P58"/>
          </table:table-cell>
        </table:table-row>
        <table:table-row table:style-name="Table3.1">
          <table:table-cell table:style-name="Table3.A1" office:value-type="string">
            <text:p text:style-name="P58">Company</text:p>
          </table:table-cell>
          <table:table-cell table:style-name="Table3.B1" office:value-type="string">
            <text:p text:style-name="P58"/>
          </table:table-cell>
        </table:table-row>
        <table:table-row table:style-name="Table3.1">
          <table:table-cell table:style-name="Table3.A1" office:value-type="string">
            <text:p text:style-name="P58">Address</text:p>
          </table:table-cell>
          <table:table-cell table:style-name="Table3.B1" office:value-type="string">
            <text:p text:style-name="P58"/>
          </table:table-cell>
        </table:table-row>
        <table:table-row table:style-name="Table3.1">
          <table:table-cell table:style-name="Table3.A1" office:value-type="string">
            <text:p text:style-name="P58">Voice</text:p>
          </table:table-cell>
          <table:table-cell table:style-name="Table3.B1" office:value-type="string">
            <text:p text:style-name="P58"/>
          </table:table-cell>
        </table:table-row>
        <table:table-row table:style-name="Table3.1">
          <table:table-cell table:style-name="Table3.A1" office:value-type="string">
            <text:p text:style-name="P63">e-mail</text:p>
          </table:table-cell>
          <table:table-cell table:style-name="Table3.B1" office:value-type="string">
            <text:p text:style-name="P63"/>
          </table:table-cell>
        </table:table-row>
      </table:table>
      <text:p text:style-name="P71"/>
      <text:p text:style-name="P71"/>
      <table:table table:name="Table4" table:style-name="Table4">
        <table:table-column table:style-name="Table4.A"/>
        <table:table-column table:style-name="Table4.B"/>
        <table:table-row table:style-name="Table4.1">
          <table:table-cell table:style-name="Table4.A1" office:value-type="string">
            <text:p text:style-name="P58">Name</text:p>
          </table:table-cell>
          <table:table-cell table:style-name="Table4.B1" office:value-type="string">
            <text:p text:style-name="P58"/>
          </table:table-cell>
        </table:table-row>
        <table:table-row table:style-name="Table4.1">
          <table:table-cell table:style-name="Table4.A1" office:value-type="string">
            <text:p text:style-name="P58">Company</text:p>
          </table:table-cell>
          <table:table-cell table:style-name="Table4.B1" office:value-type="string">
            <text:p text:style-name="P58"/>
          </table:table-cell>
        </table:table-row>
        <table:table-row table:style-name="Table4.1">
          <table:table-cell table:style-name="Table4.A1" office:value-type="string">
            <text:p text:style-name="P58">Address</text:p>
          </table:table-cell>
          <table:table-cell table:style-name="Table4.B1" office:value-type="string">
            <text:p text:style-name="P58"/>
          </table:table-cell>
        </table:table-row>
        <table:table-row table:style-name="Table4.1">
          <table:table-cell table:style-name="Table4.A1" office:value-type="string">
            <text:p text:style-name="P58">Voice</text:p>
          </table:table-cell>
          <table:table-cell table:style-name="Table4.B1" office:value-type="string">
            <text:p text:style-name="P58"/>
          </table:table-cell>
        </table:table-row>
        <table:table-row table:style-name="Table4.1">
          <table:table-cell table:style-name="Table4.A1" office:value-type="string">
            <text:p text:style-name="P63">e-mail</text:p>
          </table:table-cell>
          <table:table-cell table:style-name="Table4.B1" office:value-type="string">
            <text:p text:style-name="P63"/>
          </table:table-cell>
        </table:table-row>
      </table:table>
      <text:p text:style-name="P71"/>
      <text:h text:style-name="P89" text:outline-level="2"><text:bookmark-start text:name="__RefHeading___Toc4825_2682639303"/><text:soft-page-break/>Acronyms and Abbreviations<text:bookmark-end text:name="__RefHeading___Toc4825_2682639303"/></text:h>
      <text:p text:style-name="P22"/>
      <text:h text:style-name="P82" text:outline-level="2"><text:bookmark-start text:name="__RefHeading___Toc4827_2682639303"/>End of Document<text:bookmark-end text:name="__RefHeading___Toc4827_2682639303"/></text:h>
      <text:p text:style-name="P2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4</text:page-number><text:s/>of <text:page-count style:num-format="1">17</text:page-count></text:p>
        <text:p text:style-name="Header"/>
        <text:p text:style-name="Header"><text:tab/>Draft<text:tab/> <text:modification-date style:data-style-name="N76">May 1,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19-01-30T09:44:06.016123225</meta:creation-date>
    <meta:editing-cycles>112</meta:editing-cycles>
    <meta:editing-duration>P1DT12H29M35S</meta:editing-duration>
    <meta:initial-creator>David Bosschaert</meta:initial-creator>
    <dc:date>2019-05-01T10:47:46.086940457</dc:date>
    <dc:creator>David Bosschaert</dc:creator>
    <meta:printed-by>David Bosschaert</meta:printed-by>
    <meta:print-date>2019-05-01T10:20:15.776344551</meta:print-date>
    <meta:document-statistic meta:table-count="4" meta:image-count="2" meta:object-count="0" meta:page-count="17" meta:paragraph-count="345" meta:word-count="4808" meta:character-count="32582" meta:non-whitespace-character-count="27133"/>
    <meta:user-defined meta:name="Info"/>
    <meta:user-defined meta:name="Info 3"/>
    <meta:user-defined meta:name="Info 4"/>
    <meta:user-defined meta:name="RFC Title">RFC 241 – Features</meta:user-defined>
  </office:meta>
</office:document-meta>
</file>